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9.223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this</text:p>
          </table:table-cell>
          <table:table-cell office:value-type="string">
            <text:p>country</text:p>
          </table:table-cell>
          <table:table-cell office:value-type="string">
            <text:p>stuff</text:p>
          </table:table-cell>
          <table:table-cell office:value-type="string">
            <text:p>country</text:p>
          </table:table-cell>
          <table:table-cell office:value-type="string">
            <text:p>stuff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ad</text:p>
          </table:table-cell>
          <table:table-cell office:value-type="string">
            <text:p>" shape="rect" alt="" coords="1668,413,1684,428" href="</text:p>
          </table:table-cell>
          <table:table-cell office:value-type="string">
            <text:p>ad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ad</text:p>
          </table:table-cell>
          <table:table-cell office:value-type="string">
            <text:p>" shape="poly" alt="" coords="1676,420, 1678,420, 1676,421, 1676,420, 1676,420" href="</text:p>
          </table:table-cell>
          <table:table-cell office:value-type="string">
            <text:p>ad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ad_inner_mask</text:p>
          </table:table-cell>
          <table:table-cell office:value-type="string">
            <text:p>" shape="poly" alt="" coords="1686,420, 1683,424, 1676,426, 1669,424, 1667,420, 1669,416, 1676,414, 1683,416, 1686,420" href="</text:p>
          </table:table-cell>
          <table:table-cell office:value-type="string">
            <text:p>ad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ad_outer</text:p>
          </table:table-cell>
          <table:table-cell office:value-type="string">
            <text:p>" shape="poly" alt="" coords="1687,420, 1684,425, 1676,427, 1668,425, 1665,420, 1668,415, 1676,413, 1684,415, 1687,420" href="</text:p>
          </table:table-cell>
          <table:table-cell office:value-type="string">
            <text:p>ad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al</text:p>
          </table:table-cell>
          <table:table-cell office:value-type="string">
            <text:p>" shape="poly" alt="" coords="1834,441, 1834,438, 1835,437, 1835,434, 1835,432, 1835,430, 1834,428, 1834,421, 1836,419, 1837,420, 1839,420, 1841,421, 1842,422, 1843,423, 1844,424, 1845,428, 1844,430, 1844,431, 1844,433, 1844,433, 1845,436, 1847,438, 1849,439, 1849,442, 1847,444, 1845,447, 1843,448, 1844,450, 1843,451,1842,452, 1840,450, 1837,446, 1834,443, 1835,444, 1835,443, 1835,442, 1834,441, 1834,441" href="</text:p>
          </table:table-cell>
          <table:table-cell office:value-type="string">
            <text:p>al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am</text:p>
          </table:table-cell>
          <table:table-cell office:value-type="string">
            <text:p>" shape="poly" alt="" coords="2047,435, 2053,435, 2060,435, 2062,434, 2063,435, 2062,436, 2065,437, 2068,439, 2067,442, 2069,444, 2072,446, 2071,447, 2069,448, 2072,450, 2075,452, 2077,452, 2077,453, 2078,455, 2079,456, 2078,458, 2079,460, 2077,460, 2076,460, 2072,455, 2071,453, 2069,453, 2066,452, 2064,451, 2062,451,2060,449, 2057,447, 2051,447, 2051,444, 2051,442, 2050,439, 2047,435, 2047,435" href="</text:p>
          </table:table-cell>
          <table:table-cell office:value-type="string">
            <text:p>am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ao</text:p>
          </table:table-cell>
          <table:table-cell office:value-type="string">
            <text:p>" shape="poly" alt="" coords="1768,1076, 1768,1062, 1768,1060, 1770,1058, 1770,1055, 1771,1052, 1772,1049, 1773,1045, 1774,1039, 1776,1034, 1779,1029, 1780,1026, 1782,1025, 1785,1021, 1788,1013, 1787,1006, 1785,1000, 1783,995, 1782,992, 1781,989, 1780,986, 1781,984, 1780,986, 1782,983, 1784,982, 1782,975, 1779,967,1778,964, 1775,959, 1774,956, 1774,953, 1777,953, 1781,951, 1804,951, 1812,951, 1815,952, 1816,954, 1816,958, 1818,963, 1819,967, 1821,970, 1822,973, 1825,975, 1827,975, 1829,975, 1831,974, 1834,973, 1841,974, 1841,969, 1843,967, 1843,963, 1850,963, 1851,962, 1854,962, 1853,965, 1855,966, 1864,966, 1866,968, 1865,970, 1864,973,1866,978, 1865,988, 1868,995, 1869,999, 1869,1004, 1868,1006, 1869,1010, 1872,1008, 1876,1008, 1881,1007, 1884,1007, 1886,1006, 1886,1012, 1886,1017, 1886,1023, 1885,1026, 1886,1029, 1879,1029, 1873,1029, 1867,1029, 1866,1033, 1866,1038, 1866,1051, 1866,1063, 1868,1068, 1871,1071, 1880,1080, 1863,1083, 1858,1083, 1855,1084,1851,1083, 1836,1082, 1832,1078, 1830,1077, 1827,1077, 1791,1077, 1787,1075, 1783,1073, 1780,1073, 1777,1075, 1773,1075, 1770,1075, 1768,1076, 1768,1076" href="</text:p>
          </table:table-cell>
          <table:table-cell office:value-type="string">
            <text:p>ao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at</text:p>
          </table:table-cell>
          <table:table-cell office:value-type="string">
            <text:p>" shape="poly" alt="" coords="1747,369, 1747,367, 1750,367, 1752,369, 1755,366, 1759,366, 1759,367, 1761,368, 1763,367, 1770,366, 1769,365, 1773,365, 1775,365, 1776,367, 1777,366, 1777,365, 1776,363, 1775,361, 1776,359, 1780,358, 1780,356, 1781,355, 1782,355, 1782,352, 1787,355, 1790,355, 1791,355, 1792,353, 1793,351,1799,352, 1801,353, 1805,353, 1808,353, 1810,355, 1810,357, 1811,360, 1812,362, 1811,364, 1809,365, 1807,365, 1808,365, 1807,367, 1806,369, 1807,372, 1804,373, 1803,376, 1800,375, 1798,376, 1794,376, 1791,378, 1787,378, 1784,377, 1773,376, 1770,374, 1770,371, 1767,372, 1762,373, 1759,375, 1755,374, 1754,372, 1753,373, 1751,373,1749,372, 1747,371, 1747,369, 1747,369" href="</text:p>
          </table:table-cell>
          <table:table-cell office:value-type="string">
            <text:p>at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az</text:p>
          </table:table-cell>
          <table:table-cell office:value-type="string">
            <text:p>" shape="poly" alt="" coords="2062,451, 2064,451, 2066,452, 2069,453, 2072,453, 2072,455, 2073,456, 2074,458, 2076,460, 2071,459, 2068,457, 2062,451, 2062,451" href="</text:p>
          </table:table-cell>
          <table:table-cell office:value-type="string">
            <text:p>az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az</text:p>
          </table:table-cell>
          <table:table-cell office:value-type="string">
            <text:p>" shape="poly" alt="" coords="2061,434, 2068,434, 2073,435, 2076,436, 2076,433, 2073,431, 2071,429, 2072,428, 2073,427, 2075,428, 2078,430, 2081,432, 2083,434, 2086,435, 2088,432, 2090,430, 2092,428, 2097,432, 2101,439, 2102,439, 2102,440, 2106,442, 2111,445, 2106,444, 2103,449, 2103,455, 2103,457, 2101,459, 2101,457,2100,458, 2101,465, 2098,465, 2094,462, 2092,460, 2094,459, 2093,457, 2095,455, 2091,452, 2088,453, 2085,455, 2083,456, 2081,459, 2079,460, 2078,458, 2079,456, 2077,454, 2077,453, 2076,452, 2072,451, 2069,448, 2072,447, 2070,444, 2067,442, 2068,439, 2065,437, 2062,436, 2063,435, 2061,434, 2061,434" href="</text:p>
          </table:table-cell>
          <table:table-cell office:value-type="string">
            <text:p>az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ba</text:p>
          </table:table-cell>
          <table:table-cell office:value-type="string">
            <text:p>" shape="poly" alt="" coords="1801,393, 1802,391, 1804,393, 1807,392, 1810,392, 1813,392, 1817,392, 1819,393, 1821,392, 1822,393, 1826,393, 1828,395, 1832,395, 1832,396, 1831,398, 1831,401, 1833,403, 1834,404, 1832,405, 1833,406, 1834,408, 1832,409, 1829,410, 1830,412, 1828,412, 1827,415, 1826,417, 1826,420, 1821,417,1819,416, 1817,416, 1817,414, 1815,412, 1809,406, 1806,403, 1804,398, 1801,396, 1801,393, 1801,393" href="</text:p>
          </table:table-cell>
          <table:table-cell office:value-type="string">
            <text:p>ba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be</text:p>
          </table:table-cell>
          <table:table-cell office:value-type="string">
            <text:p>" shape="poly" alt="" coords="1689,329, 1696,326, 1696,327, 1699,327, 1701,327, 1702,326, 1703,327, 1703,326, 1705,325, 1707,324, 1710,324, 1712,327, 1716,328, 1715,330, 1716,332, 1718,332, 1719,333, 1719,335, 1721,337, 1718,339, 1716,339, 1715,342, 1716,344, 1715,345, 1713,345, 1711,343, 1708,342, 1707,338, 1706,340,1702,340, 1702,337, 1698,337, 1696,335, 1694,333, 1690,332, 1689,330, 1689,329, 1689,329" href="</text:p>
          </table:table-cell>
          <table:table-cell office:value-type="string">
            <text:p>be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bf</text:p>
          </table:table-cell>
          <table:table-cell office:value-type="string">
            <text:p>" shape="poly" alt="" coords="1601,772, 1602,766, 1602,765, 1604,764, 1605,762, 1604,759, 1604,758, 1603,757, 1605,755, 1610,754, 1612,751, 1612,748, 1613,747, 1614,744, 1613,743, 1614,742, 1617,738, 1619,741, 1622,742, 1624,741, 1623,736, 1626,737, 1628,733, 1631,730, 1634,731, 1636,729, 1639,727, 1643,725, 1647,722,1651,722, 1653,721, 1657,722, 1657,725, 1658,729, 1659,731, 1659,733, 1661,736, 1667,740, 1665,740, 1666,745, 1670,748, 1673,748, 1675,747, 1676,750, 1675,752, 1677,755, 1676,759, 1673,761, 1670,761, 1668,762, 1662,766, 1658,766, 1656,765, 1653,764, 1650,766, 1648,767, 1648,766, 1646,766, 1638,766, 1627,766, 1626,770, 1628,775,1628,779, 1628,783, 1624,778, 1621,778, 1618,778, 1615,779, 1613,781, 1610,780, 1608,779, 1607,777, 1605,774, 1603,773, 1601,772, 1601,772" href="</text:p>
          </table:table-cell>
          <table:table-cell office:value-type="string">
            <text:p>bf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bg</text:p>
          </table:table-cell>
          <table:table-cell office:value-type="string">
            <text:p>" shape="poly" alt="" coords="1859,407, 1861,402, 1863,403, 1864,403, 1863,406, 1866,407, 1870,406, 1876,408, 1882,408, 1886,408, 1889,407, 1895,404, 1902,403, 1907,404, 1909,406, 1910,407, 1912,407, 1914,408, 1914,410, 1912,411, 1908,414, 1907,418, 1907,420, 1905,421, 1909,425, 1909,427, 1906,427, 1902,425, 1899,427,1897,427, 1897,428, 1896,429, 1893,430, 1894,431, 1893,433, 1891,434, 1887,434, 1883,433, 1882,433, 1880,432, 1877,431, 1872,433, 1868,434, 1865,433, 1865,429, 1863,425, 1860,422, 1861,420, 1861,417, 1863,416, 1865,413, 1861,411, 1859,407, 1859,407" href="</text:p>
          </table:table-cell>
          <table:table-cell office:value-type="string">
            <text:p>bg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bi</text:p>
          </table:table-cell>
          <table:table-cell office:value-type="string">
            <text:p>" shape="poly" alt="" coords="1935,917, 1937,915, 1939,917, 1943,916, 1944,912, 1947,912, 1951,913, 1949,914, 1950,916, 1950,919, 1953,919, 1953,921, 1952,923, 1950,925, 1948,926, 1949,928, 1947,930, 1943,934, 1941,935, 1940,932, 1938,928, 1937,923, 1937,920, 1935,917, 1935,917" href="</text:p>
          </table:table-cell>
          <table:table-cell office:value-type="string">
            <text:p>bi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bj</text:p>
          </table:table-cell>
          <table:table-cell office:value-type="string">
            <text:p>" shape="poly" alt="" coords="1662,769, 1663,766, 1665,764, 1667,762, 1670,761, 1673,761, 1677,759, 1678,755, 1678,753, 1678,752, 1681,751, 1683,751, 1685,753, 1686,755, 1689,758, 1688,761, 1690,764, 1691,768, 1691,772, 1690,773, 1690,775, 1689,777, 1687,779, 1686,782, 1685,785, 1683,787, 1681,788, 1681,791, 1681,800,1681,805, 1681,809, 1681,813, 1681,817, 1676,817, 1670,818, 1672,818, 1670,815, 1669,810, 1670,807, 1670,792, 1669,785, 1668,778, 1666,775, 1663,773, 1662,769, 1662,769" href="</text:p>
          </table:table-cell>
          <table:table-cell office:value-type="string">
            <text:p>bj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bw</text:p>
          </table:table-cell>
          <table:table-cell office:value-type="string">
            <text:p>" shape="poly" alt="" coords="1845,1158, 1846,1128, 1855,1128, 1856,1087, 1863,1086, 1871,1085, 1878,1084, 1881,1089, 1884,1086, 1888,1083, 1890,1084, 1892,1082, 1895,1081, 1897,1082, 1897,1084, 1900,1089, 1902,1093, 1903,1097, 1910,1105, 1914,1107, 1915,1111, 1919,1111, 1919,1115, 1920,1118, 1921,1121, 1923,1123, 1931,1125,1932,1126, 1932,1128, 1934,1130, 1931,1131, 1930,1133, 1927,1134, 1923,1135, 1918,1141, 1917,1143, 1913,1145, 1911,1150, 1907,1156, 1902,1158, 1901,1160, 1899,1165, 1894,1169, 1891,1169, 1888,1170, 1883,1168, 1880,1166, 1876,1164, 1873,1165, 1870,1172, 1867,1175, 1864,1178, 1862,1179, 1861,1180, 1859,1181, 1855,1181, 1851,1182,1851,1176, 1852,1169, 1849,1162, 1845,1158, 1845,1158" href="</text:p>
          </table:table-cell>
          <table:table-cell office:value-type="string">
            <text:p>bw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by</text:p>
          </table:table-cell>
          <table:table-cell office:value-type="string">
            <text:p>" shape="poly" alt="" coords="1860,316, 1863,313, 1866,309, 1863,304, 1861,299, 1868,299, 1870,298, 1872,297, 1874,296, 1875,295, 1877,295, 1878,297, 1879,296, 1879,295, 1877,294, 1879,291, 1881,288, 1884,286, 1885,286, 1886,285, 1884,283, 1884,281, 1891,279, 1893,278, 1895,276, 1898,276, 1903,277, 1907,278, 1907,280,1911,279, 1917,280, 1920,282, 1920,286, 1920,288, 1920,290, 1922,291, 1924,294, 1927,297, 1929,298, 1929,300, 1929,300, 1931,300, 1933,300, 1934,301, 1935,302, 1937,304, 1937,305, 1936,306, 1933,307, 1928,306, 1926,308, 1928,310, 1929,313, 1932,318, 1930,318, 1927,319, 1924,319, 1922,322, 1923,326, 1921,326, 1920,325, 1917,325,1915,325, 1912,325, 1910,323, 1908,324, 1907,325, 1906,324, 1904,324, 1901,323, 1899,324, 1897,323, 1894,323, 1891,321, 1888,321, 1881,320, 1873,320, 1870,321, 1868,323, 1865,323, 1864,324, 1864,323, 1864,319, 1862,317, 1860,316, 1860,316" href="</text:p>
          </table:table-cell>
          <table:table-cell office:value-type="string">
            <text:p>by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cd</text:p>
          </table:table-cell>
          <table:table-cell office:value-type="string">
            <text:p>" shape="poly" alt="" coords="1772,950, 1775,948, 1775,946, 1775,943, 1777,940, 1781,937, 1784,940, 1786,938, 1788,935, 1790,935, 1793,934, 1794,935, 1793,936, 1794,940, 1797,940, 1801,935, 1804,933, 1807,930, 1810,925, 1811,919, 1811,912, 1812,910, 1814,908, 1817,902, 1821,898, 1825,893, 1826,887, 1827,882, 1827,876,1829,869, 1829,863, 1834,852, 1834,845, 1835,842, 1834,840, 1835,838, 1836,837, 1839,833, 1844,830, 1847,832, 1853,837, 1855,838, 1857,838, 1859,839, 1861,839, 1864,839, 1866,840, 1871,841, 1874,837, 1877,834, 1879,835, 1882,835, 1886,833, 1890,830, 1894,832, 1897,832, 1899,830, 1900,828, 1903,829, 1905,829, 1908,829, 1910,831,1912,831, 1915,830, 1918,830, 1920,832, 1922,834, 1924,836, 1927,838, 1931,838, 1935,837, 1939,836, 1941,836, 1944,839, 1945,841, 1948,843, 1950,847, 1953,848, 1953,849, 1953,852, 1952,860, 1954,860, 1956,861, 1957,863, 1954,868, 1950,873, 1946,876, 1945,877, 1944,882, 1942,887, 1942,892, 1941,897, 1941,901, 1938,904, 1937,908,1934,912, 1934,915, 1936,918, 1937,923, 1936,928, 1935,934, 1937,932, 1937,931, 1937,936, 1936,940, 1937,945, 1938,950, 1937,953, 1941,962, 1944,965, 1947,971, 1948,973, 1950,977, 1933,980, 1932,984, 1928,988, 1931,992, 1930,997, 1931,1003, 1930,1006, 1929,1009, 1928,1012, 1929,1016, 1934,1021, 1936,1022, 1938,1022, 1939,1020,1942,1020, 1941,1031, 1941,1033, 1941,1034, 1940,1032, 1937,1033, 1933,1033, 1931,1029, 1929,1026, 1927,1023, 1923,1021, 1920,1021, 1918,1017, 1916,1014, 1915,1015, 1912,1018, 1908,1017, 1904,1016, 1901,1015, 1899,1013, 1899,1010, 1894,1011, 1891,1012, 1889,1011, 1889,1008, 1887,1006, 1886,1006, 1885,1007, 1882,1007, 1878,1008,1874,1008, 1872,1008, 1869,1010, 1868,1007, 1869,1004, 1869,999, 1867,995, 1865,987, 1866,977, 1864,973, 1865,969, 1864,967, 1862,966, 1856,966, 1853,966, 1854,962, 1851,962, 1850,963, 1847,964, 1843,963, 1843,967, 1841,969, 1841,974, 1839,974, 1836,974, 1832,974, 1829,975, 1824,975, 1821,972, 1820,968, 1819,966, 1818,963,1816,958, 1815,953, 1812,951, 1795,951, 1781,950, 1776,952, 1772,950, 1772,950" href="</text:p>
          </table:table-cell>
          <table:table-cell office:value-type="string">
            <text:p>cd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cf</text:p>
          </table:table-cell>
          <table:table-cell office:value-type="string">
            <text:p>" shape="poly" alt="" coords="1883,783, 1882,786, 1881,788, 1882,788, 1881,790, 1888,791, 1888,792, 1890,796, 1894,797, 1897,800, 1899,802, 1898,804, 1901,806, 1904,808, 1906,810, 1907,812, 1908,813, 1909,814, 1910,818, 1911,819, 1912,820, 1915,822, 1918,827, 1920,831, 1915,830, 1912,831, 1911,831, 1909,830, 1906,829,1903,829, 1901,828, 1900,830, 1899,831, 1897,832, 1892,832, 1891,831, 1890,831, 1888,833, 1885,834, 1881,835, 1879,836, 1877,834, 1875,835, 1874,837, 1872,841, 1868,841, 1864,840, 1861,840, 1858,839, 1854,838, 1852,836, 1851,834, 1845,831, 1841,831, 1838,834, 1836,838, 1834,839, 1835,843, 1834,845, 1834,848, 1831,847, 1828,848,1824,846, 1819,847, 1816,848, 1814,850, 1814,856, 1811,862, 1810,855, 1808,852, 1806,851, 1803,848, 1801,844, 1801,842, 1798,837, 1796,830, 1795,828, 1796,825, 1795,822, 1794,820, 1796,818, 1798,814, 1803,805, 1805,804, 1808,804, 1812,802, 1814,800, 1817,804, 1821,801, 1829,798, 1832,799, 1835,797, 1837,794, 1839,791, 1837,789,1839,788, 1844,788, 1850,786, 1856,782, 1860,777, 1863,775, 1864,772, 1866,769, 1872,766, 1875,767, 1877,769, 1882,776, 1883,783" href="</text:p>
          </table:table-cell>
          <table:table-cell office:value-type="string">
            <text:p>cf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cg</text:p>
          </table:table-cell>
          <table:table-cell office:value-type="string">
            <text:p>" shape="poly" alt="" coords="1762,930, 1765,925, 1767,926, 1769,927, 1770,924, 1768,922, 1768,919, 1766,917, 1766,912, 1769,912, 1771,913, 1774,912, 1775,910, 1775,907, 1777,907, 1779,909, 1780,912, 1782,913, 1784,913, 1787,909, 1788,912, 1789,914, 1792,912, 1793,908, 1794,906, 1793,904, 1795,902, 1794,899, 1794,896,1794,893, 1791,891, 1790,889, 1789,888, 1789,885, 1790,881, 1794,878, 1793,875, 1792,872, 1789,871, 1782,873, 1782,867, 1783,863, 1788,862, 1793,863, 1797,863, 1799,864, 1800,865, 1805,865, 1810,868, 1810,864, 1812,860, 1814,855, 1814,851, 1815,848, 1820,847, 1824,846, 1829,848, 1833,847, 1835,850, 1831,859, 1829,867, 1828,873,1827,878, 1827,882, 1826,886, 1826,891, 1824,895, 1817,902, 1815,907, 1812,910, 1811,912, 1811,921, 1810,927, 1806,930, 1804,933, 1801,935, 1798,939, 1795,940, 1794,940, 1793,936, 1793,934, 1790,935, 1788,935, 1787,938, 1784,940, 1781,937, 1780,936, 1777,936, 1774,937, 1771,941, 1769,940, 1768,938, 1762,930, 1762,930" href="</text:p>
          </table:table-cell>
          <table:table-cell office:value-type="string">
            <text:p>cg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ch</text:p>
          </table:table-cell>
          <table:table-cell office:value-type="string">
            <text:p>" shape="poly" alt="" coords="1716,381, 1717,380, 1717,377, 1720,375, 1723,371, 1726,368, 1725,367, 1727,367, 1729,367, 1731,366, 1733,366, 1735,366, 1739,365, 1738,364, 1740,364, 1743,365, 1747,367, 1748,369, 1746,371, 1749,372, 1752,374, 1754,372, 1755,373, 1755,375, 1755,376, 1754,377, 1752,376, 1752,378, 1752,380,1749,379, 1746,378, 1746,377, 1745,378, 1743,381, 1742,384, 1741,383, 1739,381, 1737,378, 1735,380, 1734,382, 1732,383, 1728,384, 1725,383, 1723,380, 1721,378, 1719,380, 1716,381, 1716,381" href="</text:p>
          </table:table-cell>
          <table:table-cell office:value-type="string">
            <text:p>ch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ci</text:p>
          </table:table-cell>
          <table:table-cell office:value-type="string">
            <text:p>" shape="poly" alt="" coords="1571,815, 1573,812, 1574,809, 1572,804, 1575,804, 1576,801, 1576,799, 1578,798, 1575,795, 1577,793, 1581,795, 1580,792, 1578,790, 1580,787, 1578,785, 1579,783, 1576,781, 1576,777, 1579,774, 1580,772, 1583,772, 1584,774, 1587,775, 1588,773, 1589,773, 1590,772, 1590,769, 1592,771, 1594,769,1595,772, 1596,775, 1597,773, 1601,772, 1601,772, 1604,773, 1606,775, 1607,777, 1613,781, 1615,779, 1618,778, 1621,778, 1624,778, 1628,783, 1629,782, 1628,787, 1630,791, 1630,796, 1628,800, 1625,805, 1623,812, 1624,819, 1626,825, 1628,827, 1628,830, 1626,831, 1626,830, 1624,830, 1623,828, 1621,830, 1618,829, 1616,829, 1618,828,1617,828, 1617,828, 1616,828, 1614,828, 1612,828, 1610,829, 1608,829, 1612,829, 1615,829, 1608,830, 1606,830, 1602,830, 1606,830, 1596,832, 1589,835, 1583,838, 1581,838, 1581,834, 1582,828, 1581,822, 1578,819, 1575,817, 1573,816, 1571,815, 1571,815" href="</text:p>
          </table:table-cell>
          <table:table-cell office:value-type="string">
            <text:p>ci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cm</text:p>
          </table:table-cell>
          <table:table-cell office:value-type="string">
            <text:p>" shape="poly" alt="" coords="1737,834, 1739,830, 1740,827, 1741,824, 1741,821, 1746,817, 1748,814, 1750,812, 1752,810, 1755,811, 1757,808, 1758,810, 1760,812, 1761,815, 1764,816, 1765,814, 1766,812, 1768,809, 1769,806, 1772,798, 1773,795, 1774,792, 1776,792, 1778,789, 1779,786, 1778,784, 1782,780, 1783,777, 1784,775,1785,771, 1786,768, 1789,763, 1793,762, 1796,760, 1795,757, 1796,753, 1795,752, 1793,751, 1791,748, 1790,743, 1794,744, 1795,746, 1797,747, 1798,750, 1798,752, 1799,754, 1800,759, 1799,766, 1801,772, 1806,777, 1801,777, 1798,777, 1794,777, 1791,778, 1790,781, 1792,784, 1799,791, 1801,794, 1804,802, 1804,804, 1803,805, 1800,811,1799,814, 1797,817, 1794,819, 1794,821, 1796,826, 1795,828, 1796,830, 1797,836, 1799,839, 1801,842, 1801,844, 1804,848, 1806,851, 1810,854, 1810,856, 1811,862, 1810,865, 1810,868, 1805,865, 1801,864, 1798,864, 1797,863, 1795,863, 1791,863, 1785,862, 1783,862, 1783,862, 1782,861, 1776,862, 1770,861, 1764,861, 1764,863, 1760,863,1754,863, 1750,861, 1750,857, 1750,850, 1748,848, 1749,847, 1747,846, 1747,845, 1748,844, 1747,843, 1748,841, 1747,842, 1746,842, 1746,842, 1745,844, 1744,842, 1743,842, 1741,841, 1740,836, 1739,836, 1738,835, 1738,837, 1737,836, 1737,834, 1737,834" href="</text:p>
          </table:table-cell>
          <table:table-cell office:value-type="string">
            <text:p>cm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cv</text:p>
          </table:table-cell>
          <table:table-cell office:value-type="string">
            <text:p>" shape="poly" alt="" coords="1449,727, 1440,723, 1431,729, 1432,719, 1424,712, 1434,710, 1438,701, 1443,709, 1453,710, 1447,718, 1449,727" href="</text:p>
          </table:table-cell>
          <table:table-cell office:value-type="string">
            <text:p>cv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cy</text:p>
          </table:table-cell>
          <table:table-cell office:value-type="string">
            <text:p>" shape="poly" alt="" coords="1955,503, 1954,502, 1956,501, 1959,501, 1960,500, 1961,499, 1968,498, 1975,495, 1970,499, 1969,501, 1971,503, 1967,503, 1965,505, 1963,506, 1962,507, 1958,506, 1955,503, 1955,503" href="</text:p>
          </table:table-cell>
          <table:table-cell office:value-type="string">
            <text:p>cy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cz</text:p>
          </table:table-cell>
          <table:table-cell office:value-type="string">
            <text:p>" shape="poly" alt="" coords="1768,337, 1770,338, 1773,336, 1776,335, 1787,330, 1787,329, 1789,330, 1791,331, 1793,330, 1794,330, 1795,331, 1799,332, 1801,334, 1804,333, 1804,334, 1803,336, 1806,338, 1808,339, 1810,337, 1809,335, 1816,337, 1817,340, 1821,340, 1824,342, 1824,343, 1826,346, 1821,348, 1819,351, 1814,353,1810,355, 1807,353, 1803,353, 1798,352, 1793,351, 1793,353, 1791,355, 1787,355, 1784,353, 1780,351, 1776,348, 1773,345, 1771,343, 1771,340, 1768,337, 1768,337" href="</text:p>
          </table:table-cell>
          <table:table-cell office:value-type="string">
            <text:p>cz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de</text:p>
          </table:table-cell>
          <table:table-cell office:value-type="string">
            <text:p>" shape="poly" alt="" coords="1774,294, 1770,295, 1768,297, 1766,296, 1763,298, 1764,298, 1763,299, 1760,298, 1758,299, 1757,298, 1760,294, 1756,294, 1752,295, 1753,293, 1750,293, 1751,292, 1750,291, 1750,290, 1747,290, 1745,289, 1741,289, 1740,289, 1741,291, 1743,293, 1740,295, 1742,295, 1742,296, 1743,298, 1742,299,1745,299, 1747,301, 1750,303, 1745,300, 1741,300, 1739,301, 1739,303, 1739,305, 1738,303, 1737,304, 1735,304, 1735,302, 1732,301, 1729,301, 1726,304, 1728,305, 1729,305, 1728,308, 1727,311, 1726,312, 1724,312, 1724,314, 1726,315, 1725,317, 1724,319, 1722,320, 1719,320, 1719,321, 1717,321, 1717,322, 1719,324, 1719,326, 1718,328,1717,330, 1718,332, 1719,333, 1719,335, 1721,337, 1717,338, 1720,341, 1721,344, 1721,346, 1722,348, 1724,349, 1725,349, 1727,350, 1728,350, 1731,350, 1736,351, 1733,354, 1731,359, 1730,364, 1731,366, 1733,366, 1735,366, 1739,365, 1738,364, 1740,364, 1747,367, 1751,367, 1752,369, 1755,366, 1759,367, 1759,367, 1761,368, 1763,367,1770,366, 1769,365, 1773,365, 1774,365, 1775,366, 1777,366, 1777,365, 1776,364, 1775,361, 1776,359, 1778,358, 1780,357, 1781,355, 1783,355, 1783,353, 1780,351, 1776,348, 1771,343, 1770,340, 1769,337, 1770,338, 1773,336, 1777,335, 1787,330, 1787,329, 1789,330, 1792,330, 1792,326, 1790,324, 1790,321, 1790,320, 1790,316, 1789,314,1789,312, 1787,310, 1788,307, 1787,304, 1785,301, 1782,299, 1781,296, 1779,297, 1777,295, 1775,294, 1774,294" href="</text:p>
          </table:table-cell>
          <table:table-cell office:value-type="string">
            <text:p>de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j</text:p>
          </table:table-cell>
          <table:table-cell office:value-type="string">
            <text:p>" shape="poly" alt="" coords="2057,765, 2057,761, 2058,757, 2062,751, 2064,750, 2066,750, 2067,749, 2070,747, 2072,751, 2072,755, 2067,757, 2064,760, 2067,760, 2070,760, 2071,762, 2069,765, 2067,765, 2065,765, 2061,766, 2057,765, 2057,765" href="</text:p>
          </table:table-cell>
          <table:table-cell office:value-type="string">
            <text:p>dj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j_arrow</text:p>
          </table:table-cell>
          <table:table-cell office:value-type="string">
            <text:p>" shape="poly" alt="" coords="2204,696, 2140,725, 2135,713, 2078,758, 2149,745, 2144,733, 2208,704, 2204,696" href="</text:p>
          </table:table-cell>
          <table:table-cell office:value-type="string">
            <text:p>dj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j_inner_mask</text:p>
          </table:table-cell>
          <table:table-cell office:value-type="string">
            <text:p>" shape="poly" alt="" coords="2084,758, 2078,764, 2063,766, 2048,764, 2042,758, 2048,753, 2063,750, 2078,753, 2084,758" href="</text:p>
          </table:table-cell>
          <table:table-cell office:value-type="string">
            <text:p>dj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j_outer</text:p>
          </table:table-cell>
          <table:table-cell office:value-type="string">
            <text:p>" shape="poly" alt="" coords="2087,758, 2084,763, 2075,767, 2063,768, 2050,767, 2041,763, 2038,758, 2041,753, 2050,749, 2063,748, 2075,749, 2084,753, 2087,758" href="</text:p>
          </table:table-cell>
          <table:table-cell office:value-type="string">
            <text:p>dj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k</text:p>
          </table:table-cell>
          <table:table-cell office:value-type="string">
            <text:p>" shape="poly" alt="" coords="1738,270, 1738,268, 1739,266, 1746,266, 1749,262, 1756,260, 1755,262, 1755,265, 1750,266, 1747,267, 1743,267, 1740,268, 1738,270, 1739,271, 1738,270, 1738,270" href="</text:p>
          </table:table-cell>
          <table:table-cell office:value-type="string">
            <text:p>dk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k</text:p>
          </table:table-cell>
          <table:table-cell office:value-type="string">
            <text:p>" shape="poly" alt="" coords="1760,284, 1761,286, 1764,286, 1765,286, 1764,287, 1766,288, 1765,288, 1767,292, 1768,289, 1766,288, 1768,288, 1770,285, 1770,284, 1769,283, 1769,282, 1771,281, 1771,279, 1772,277, 1769,276, 1766,277, 1768,279, 1766,281, 1767,278, 1766,280, 1765,281, 1765,278, 1762,278, 1763,278, 1761,280,1758,280, 1760,282, 1760,284, 1760,284" href="</text:p>
          </table:table-cell>
          <table:table-cell office:value-type="string">
            <text:p>dk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k</text:p>
          </table:table-cell>
          <table:table-cell office:value-type="string">
            <text:p>" shape="poly" alt="" coords="1749,282, 1751,286, 1752,287, 1755,287, 1757,285, 1756,283, 1757,282, 1756,281, 1754,283, 1752,282, 1749,282, 1749,282" href="</text:p>
          </table:table-cell>
          <table:table-cell office:value-type="string">
            <text:p>dk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dk</text:p>
          </table:table-cell>
          <table:table-cell office:value-type="string">
            <text:p>" shape="poly" alt="" coords="1736,271, 1736,270, 1739,271, 1741,271, 1743,270, 1743,271, 1745,272, 1744,270, 1745,267, 1747,267, 1749,267, 1752,267, 1754,270, 1750,271, 1753,270, 1752,273, 1755,272, 1758,272, 1758,274, 1757,275, 1755,276, 1755,275, 1753,275, 1753,277, 1752,278, 1750,279, 1751,280, 1748,280, 1750,281,1748,282, 1748,284, 1748,286, 1746,287, 1749,289, 1747,289, 1744,289, 1741,289, 1740,287, 1739,286, 1740,284, 1737,282, 1737,282, 1736,281, 1736,277, 1737,279, 1738,278, 1737,277, 1736,277, 1736,271, 1736,271" href="</text:p>
          </table:table-cell>
          <table:table-cell office:value-type="string">
            <text:p>dk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dz</text:p>
          </table:table-cell>
          <table:table-cell office:value-type="string">
            <text:p>" shape="poly" alt="" coords="1576,587, 1577,573, 1579,569, 1584,567, 1588,564, 1591,562, 1595,562, 1597,560, 1601,559, 1606,558, 1610,555, 1613,551, 1617,550, 1622,547, 1624,547, 1624,545, 1623,544, 1624,542, 1623,540, 1625,539, 1631,536, 1635,534, 1642,534, 1648,534, 1647,532, 1648,529, 1645,527, 1644,523, 1644,519,1643,516, 1643,512, 1644,508, 1643,505, 1641,503, 1639,501, 1646,499, 1648,498, 1651,495, 1653,494, 1656,493, 1658,493, 1661,492, 1666,488, 1674,486, 1683,485, 1686,484, 1688,483, 1689,483, 1691,483, 1693,483, 1702,482, 1707,484, 1710,484, 1712,483, 1715,482, 1717,481, 1718,480, 1720,481, 1726,481, 1728,480, 1731,481, 1731,482,1733,482, 1738,481, 1737,484, 1734,486, 1736,489, 1735,494, 1735,504, 1733,509, 1729,512, 1728,515, 1729,518, 1730,521, 1732,523, 1735,527, 1738,531, 1742,534, 1744,541, 1747,555, 1745,556, 1746,558, 1749,565, 1750,573, 1750,578, 1749,584, 1750,591, 1749,595, 1746,597, 1746,602, 1750,606, 1751,612, 1754,617, 1756,618, 1758,617,1763,619, 1767,622, 1769,627, 1769,628, 1768,629, 1742,647, 1717,667, 1714,670, 1711,673, 1705,674, 1697,676, 1694,677, 1688,678, 1685,676, 1687,673, 1686,671, 1686,669, 1680,667, 1678,666, 1677,664, 1672,663, 1671,660, 1667,659, 1667,655, 1663,652, 1658,648, 1644,637, 1589,596, 1576,587, 1576,587" href="</text:p>
          </table:table-cell>
          <table:table-cell office:value-type="string">
            <text:p>dz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ee</text:p>
          </table:table-cell>
          <table:table-cell office:value-type="string">
            <text:p>" shape="poly" alt="" coords="1857,251, 1857,250, 1859,249, 1857,249, 1857,248, 1857,246, 1856,247, 1856,245, 1861,244, 1860,243, 1863,242, 1865,242, 1866,242, 1869,242, 1871,240, 1878,241, 1883,242, 1888,242, 1893,243, 1890,246, 1888,249, 1889,252, 1888,254, 1890,256, 1891,258, 1889,262, 1885,261, 1882,262, 1875,258,1872,257, 1870,256, 1867,257, 1864,258, 1865,254, 1863,254, 1860,253, 1857,251, 1857,251" href="</text:p>
          </table:table-cell>
          <table:table-cell office:value-type="string">
            <text:p>ee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eg</text:p>
          </table:table-cell>
          <table:table-cell office:value-type="string">
            <text:p>" shape="poly" alt="" coords="1888,557, 1889,553, 1890,548, 1889,544, 1891,539, 1893,541, 1895,540, 1902,541, 1911,542, 1913,544, 1916,544, 1918,545, 1920,546, 1927,548, 1934,545, 1937,543, 1939,544, 1938,543, 1940,541, 1944,540, 1942,542, 1945,541, 1945,540, 1948,541, 1951,542, 1954,541, 1956,543, 1953,541, 1953,543,1954,544, 1956,546, 1957,545, 1957,543, 1959,545, 1962,546, 1964,545, 1965,546, 1971,545, 1975,543, 1983,563, 1981,568, 1980,573, 1980,578, 1978,582, 1975,580, 1972,577, 1969,574, 1968,571, 1967,568, 1964,566, 1961,557, 1959,560, 1960,563, 1963,570, 1968,577, 1971,580, 1971,581, 1971,581, 1971,583, 1972,585, 1975,589, 1976,592,1976,594, 1977,596, 1980,601, 1987,615, 1991,620, 1995,624, 1992,624, 1992,628, 1993,632, 1992,635, 1989,636, 1987,637, 1986,640, 1984,642, 1980,644, 1979,647, 1977,648, 1972,646, 1969,645, 1961,645, 1954,645, 1955,643, 1954,643, 1953,644, 1949,645, 1944,645, 1893,645, 1891,576, 1891,567, 1888,557, 1888,557" href="</text:p>
          </table:table-cell>
          <table:table-cell office:value-type="string">
            <text:p>eg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eh</text:p>
          </table:table-cell>
          <table:table-cell office:value-type="string">
            <text:p>" shape="poly" alt="" coords="1494,659, 1494,654, 1495,649, 1497,644, 1499,641, 1501,639, 1503,635, 1503,632, 1506,629, 1507,625, 1505,627, 1513,618, 1516,612, 1518,606, 1520,601, 1524,597, 1529,594, 1531,589, 1533,585, 1534,583, 1576,583, 1576,601, 1544,602, 1543,629, 1536,632, 1532,639, 1533,646, 1532,652, 1497,652,1494,655, 1494,659, 1494,659" href="</text:p>
          </table:table-cell>
          <table:table-cell office:value-type="string">
            <text:p>eh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er</text:p>
          </table:table-cell>
          <table:table-cell office:value-type="string">
            <text:p>" shape="poly" alt="" coords="2005,720, 2007,715, 2009,709, 2009,704, 2010,700, 2013,699, 2015,696, 2020,694, 2024,689, 2030,706, 2031,711, 2033,715, 2035,717, 2036,721, 2037,719, 2037,717, 2039,719, 2041,723, 2043,722, 2045,723, 2048,726, 2053,730, 2057,734, 2059,736, 2060,737, 2060,737, 2062,741, 2064,742, 2066,745,2069,745, 2069,747, 2067,750, 2065,750, 2062,750, 2059,746, 2053,739, 2050,737, 2048,733, 2042,729, 2039,728, 2037,728, 2034,727, 2031,728, 2030,726, 2030,726, 2029,727, 2027,728, 2023,727, 2021,725, 2019,723, 2016,732, 2014,729, 2012,728, 2010,730, 2007,730, 2005,732, 2004,721, 2005,720" href="</text:p>
          </table:table-cell>
          <table:table-cell office:value-type="string">
            <text:p>e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es</text:p>
          </table:table-cell>
          <table:table-cell office:value-type="string">
            <text:p>" shape="poly" alt="" coords="1583,417, 1583,416, 1582,415, 1584,413, 1588,411, 1592,411, 1591,411, 1592,410, 1590,410, 1592,408, 1594,408, 1596,407, 1599,408, 1602,410, 1606,409, 1610,409, 1615,409, 1621,411, 1629,410, 1635,411, 1637,411, 1638,411, 1643,412, 1646,411, 1648,412, 1650,412, 1651,413, 1651,414, 1652,414,1656,416, 1659,417, 1661,417, 1663,418, 1669,419, 1669,417, 1673,418, 1675,419, 1676,421, 1678,420, 1678,420, 1681,422, 1683,422, 1687,422, 1691,421, 1692,423, 1691,424, 1691,427, 1688,430, 1684,432, 1681,434, 1676,435, 1668,439, 1669,441, 1667,442, 1662,447, 1659,453, 1660,459, 1662,461, 1661,463, 1656,466, 1654,470, 1653,473,1654,474, 1654,473, 1652,474, 1649,475, 1646,476, 1644,479, 1642,482, 1640,483, 1636,484, 1632,484, 1622,484, 1619,485, 1614,487, 1612,489, 1611,490, 1609,492, 1606,490, 1604,488, 1603,486, 1604,485, 1602,485, 1602,483, 1604,482, 1603,483, 1600,480, 1598,478, 1597,478, 1596,478, 1594,478, 1593,477, 1593,474, 1594,472, 1596,470,1597,469, 1598,467, 1596,467, 1595,464, 1596,461, 1598,459, 1596,455, 1596,453, 1594,451, 1598,452, 1599,450, 1600,449, 1599,446, 1601,445, 1601,443, 1601,439, 1601,437, 1604,434, 1606,432, 1607,430, 1604,429, 1604,427, 1604,427, 1601,427, 1599,427, 1597,428, 1595,428, 1591,428, 1590,427, 1591,426, 1590,424, 1587,425, 1584,427,1585,424, 1587,422, 1584,423, 1586,422, 1584,421, 1586,419, 1584,420, 1585,417, 1583,417, 1583,417" href="</text:p>
          </table:table-cell>
          <table:table-cell office:value-type="string">
            <text:p>es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et</text:p>
          </table:table-cell>
          <table:table-cell office:value-type="string">
            <text:p>" shape="poly" alt="" coords="1973,800, 1975,796, 1976,794, 1979,794, 1981,794, 1984,793, 1984,787, 1984,779, 1985,776, 1985,772, 1987,768, 1989,767, 1990,769, 1991,767, 1992,763, 1992,760, 1993,756, 1997,750, 1999,747, 2002,747, 2003,741, 2004,738, 2005,732, 2007,730, 2010,730, 2012,729, 2013,728, 2016,732, 2019,723,2020,725, 2022,726, 2027,728, 2029,727, 2030,726, 2031,728, 2035,727, 2038,728, 2042,729, 2046,731, 2049,734, 2052,738, 2057,742, 2059,746, 2062,749, 2061,752, 2058,757, 2057,762, 2058,765, 2060,766, 2065,765, 2068,765, 2067,768, 2067,772, 2071,778, 2074,783, 2076,784, 2081,788, 2099,795, 2108,798, 2118,799, 2091,831, 2085,833,2079,833, 2071,837, 2067,840, 2062,841, 2060,843, 2058,843, 2055,843, 2052,842, 2049,840, 2045,841, 2040,845, 2037,849, 2032,848, 2028,847, 2025,847, 2022,846, 2020,844, 2012,839, 2008,838, 2004,838, 2000,834, 2001,829, 1999,827, 1996,828, 1994,825, 1992,818, 1990,814, 1988,812, 1987,811, 1986,810, 1985,808, 1981,803, 1977,802,1973,800, 1973,800" href="</text:p>
          </table:table-cell>
          <table:table-cell office:value-type="string">
            <text:p>et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fi</text:p>
          </table:table-cell>
          <table:table-cell office:value-type="string">
            <text:p>" shape="poly" alt="" coords="1826,149, 1830,149, 1829,148, 1833,148, 1838,151, 1845,153, 1849,151, 1854,152, 1857,153, 1858,152, 1860,150, 1862,149, 1863,143, 1868,141, 1873,140, 1879,141, 1884,143, 1886,145, 1885,147, 1886,149, 1881,151, 1883,151, 1883,152, 1883,156, 1889,158, 1893,161, 1893,164, 1890,167, 1889,170,1894,175, 1898,181, 1895,181, 1895,184, 1897,186, 1896,189, 1898,189, 1900,190, 1900,193, 1903,194, 1903,197, 1900,200, 1912,207, 1912,210, 1908,215, 1901,221, 1893,227, 1889,230, 1888,231, 1885,232, 1882,231, 1879,232, 1878,232, 1877,233, 1874,232, 1873,233, 1874,234, 1872,233, 1867,235, 1864,235, 1863,237, 1860,236, 1854,237,1855,237, 1851,239, 1853,237, 1853,236, 1853,236, 1851,235, 1852,233, 1849,234, 1848,233, 1843,231, 1842,231, 1841,231, 1839,230, 1838,226, 1839,223, 1840,221, 1837,216, 1837,213, 1835,210, 1836,208, 1839,206, 1838,204, 1841,205, 1844,204, 1843,203, 1844,203, 1843,202, 1845,201, 1847,201, 1848,199, 1851,198, 1851,197, 1853,195,1857,192, 1859,189, 1864,189, 1864,188, 1865,187, 1863,186, 1863,183, 1860,182, 1857,180, 1854,179, 1851,176, 1851,172, 1851,169, 1849,166, 1849,164, 1847,162, 1847,160, 1848,160, 1845,157, 1843,156, 1840,155, 1834,153, 1826,149, 1826,149" href="</text:p>
          </table:table-cell>
          <table:table-cell office:value-type="string">
            <text:p>fi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fr</text:p>
          </table:table-cell>
          <table:table-cell office:value-type="string">
            <text:p>" shape="poly" alt="" coords="1739,422, 1740,420, 1744,418, 1745,416, 1746,415, 1747,425, 1744,433, 1741,431, 1741,430, 1739,429, 1740,427, 1740,425, 1739,423, 1739,422, 1739,422" href="</text:p>
          </table:table-cell>
          <table:table-cell office:value-type="string">
            <text:p>fr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fx</text:p>
          </table:table-cell>
          <table:table-cell office:value-type="string">
            <text:p>" shape="poly" alt="" coords="1625,361, 1629,360, 1628,359, 1627,358, 1630,358, 1629,357, 1627,358, 1625,357, 1626,355, 1629,354, 1633,354, 1637,353, 1640,352, 1641,354, 1644,356, 1645,355, 1647,355, 1649,356, 1649,354, 1651,355, 1654,355, 1653,352, 1653,349, 1651,346, 1650,343, 1653,344, 1655,343, 1656,345, 1657,347,1659,347, 1663,347, 1667,347, 1671,346, 1668,346, 1668,344, 1670,342, 1677,341, 1679,339, 1681,338, 1680,335, 1681,331, 1685,329, 1689,329, 1689,331, 1690,332, 1692,333, 1693,333, 1695,335, 1697,335, 1698,337, 1701,337, 1702,338, 1702,340, 1705,340, 1707,338, 1708,340, 1708,342, 1711,343, 1713,345, 1715,345, 1718,346, 1721,347,1724,349, 1725,349, 1726,349, 1726,349, 1727,349, 1730,350, 1736,351, 1731,357, 1730,361, 1730,363, 1730,366, 1727,368, 1725,367, 1726,368, 1723,372, 1721,373, 1720,375, 1717,378, 1718,379, 1716,381, 1719,379, 1720,378, 1723,378, 1723,380, 1724,382, 1725,384, 1723,385, 1725,387, 1726,390, 1724,392, 1722,393, 1725,396, 1725,398,1724,400, 1726,402, 1729,403, 1731,403, 1730,405, 1721,412, 1722,413, 1718,414, 1715,414, 1710,413, 1709,412, 1707,411, 1708,411, 1707,410, 1706,411, 1705,409, 1704,411, 1702,410, 1699,409, 1694,412, 1692,413, 1690,415, 1690,416, 1690,417, 1691,421, 1688,421, 1686,422, 1684,422, 1681,422, 1680,422, 1678,421, 1678,420, 1678,420,1676,420, 1674,418, 1672,418, 1670,417, 1669,419, 1664,418, 1662,418, 1659,417, 1655,416, 1651,415, 1651,413, 1649,412, 1648,411, 1651,407, 1652,402, 1654,398, 1654,397, 1653,398, 1655,388, 1658,391, 1658,393, 1659,395, 1658,391, 1656,387, 1654,386, 1654,385, 1656,386, 1655,383, 1655,379, 1652,379, 1649,377, 1647,374, 1648,372,1646,371, 1647,369, 1650,370, 1646,369, 1644,369, 1645,368, 1645,367, 1641,366, 1642,366, 1639,367, 1639,364, 1638,365, 1638,364, 1633,364, 1629,364, 1625,361, 1625,361" href="</text:p>
          </table:table-cell>
          <table:table-cell office:value-type="string">
            <text:p>fx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a</text:p>
          </table:table-cell>
          <table:table-cell office:value-type="string">
            <text:p>" shape="poly" alt="" coords="1740,896, 1739,893, 1740,895, 1741,894, 1741,896, 1744,890, 1744,886, 1745,883, 1746,885, 1747,885, 1749,886, 1751,884, 1746,882, 1744,881, 1745,880, 1747,881, 1747,876, 1749,875, 1752,875, 1764,875, 1764,863, 1765,861, 1768,861, 1774,861, 1779,862, 1782,861, 1782,865, 1782,869, 1782,873,1788,871, 1792,872, 1793,875, 1794,878, 1791,880, 1789,883, 1789,886, 1789,888, 1789,889, 1791,891, 1794,892, 1795,895, 1794,898, 1795,901, 1793,904, 1794,906, 1793,908, 1792,910, 1792,911, 1791,913, 1789,914, 1788,912, 1787,909, 1784,913, 1780,912, 1779,909, 1776,907, 1775,909, 1774,912, 1771,913, 1769,912, 1766,912, 1766,917,1768,919, 1768,922, 1769,923, 1769,925, 1769,927, 1766,925, 1764,927, 1762,930, 1757,922, 1748,914, 1750,914, 1752,915, 1748,913, 1746,910, 1744,907, 1747,909, 1744,907, 1743,905, 1741,901, 1744,905, 1747,904, 1745,903, 1744,903, 1744,901, 1743,901, 1741,898, 1740,896, 1740,896" href="</text:p>
          </table:table-cell>
          <table:table-cell office:value-type="string">
            <text:p>ga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b</text:p>
          </table:table-cell>
          <table:table-cell office:value-type="string">
            <text:p>" shape="poly" alt="" coords="1623,340, 1626,337, 1629,337, 1632,335, 1635,338, 1637,336, 1638,333, 1642,333, 1647,334, 1649,334, 1651,333, 1650,333, 1654,332, 1656,331, 1660,331, 1660,332, 1662,332, 1668,332, 1673,331, 1676,329, 1679,327, 1676,326, 1672,325, 1674,325, 1671,325, 1674,324, 1674,322, 1676,321, 1679,321,1677,320, 1678,319, 1678,319, 1680,318, 1682,316, 1683,313, 1680,310, 1677,309, 1673,309, 1672,311, 1669,310, 1671,307, 1671,304, 1667,302, 1663,301, 1670,302, 1668,299, 1669,297, 1665,293, 1661,292, 1658,288, 1658,284, 1655,280, 1650,277, 1648,277, 1646,278, 1640,276, 1644,277, 1648,275, 1649,275, 1648,273, 1644,274, 1653,268,1656,264, 1657,261, 1654,260, 1650,260, 1644,260, 1638,262, 1640,260, 1637,261, 1639,260, 1641,259, 1637,258, 1639,258, 1640,257, 1644,255, 1647,253, 1648,250, 1641,251, 1638,252, 1637,251, 1635,252, 1636,251, 1635,251, 1633,250, 1632,254, 1633,254, 1631,255, 1630,257, 1631,258, 1629,258, 1627,259, 1626,259, 1627,262, 1625,262,1628,263, 1626,264, 1628,265, 1627,265, 1628,266, 1626,266, 1627,267, 1625,267, 1626,269, 1625,270, 1621,270, 1626,270, 1623,271, 1627,272, 1630,269, 1631,270, 1629,271, 1629,272, 1628,273, 1630,272, 1628,273, 1627,274, 1626,276, 1625,277, 1626,277, 1625,279, 1627,279, 1624,283, 1624,284, 1626,283, 1627,279, 1628,277, 1630,275,1628,278, 1629,279, 1630,280, 1629,278, 1630,279, 1631,277, 1632,276, 1632,278, 1633,277, 1634,278, 1631,279, 1632,280, 1633,282, 1631,285, 1629,289, 1628,288, 1630,292, 1632,290, 1634,289, 1637,290, 1640,289, 1641,288, 1646,288, 1641,291, 1641,294, 1643,296, 1644,297, 1645,296, 1647,296, 1645,299, 1644,300, 1645,301, 1644,304,1647,305, 1644,304, 1644,306, 1639,305, 1635,306, 1634,305, 1632,304, 1632,306, 1634,306, 1629,311, 1632,310, 1635,310, 1635,312, 1636,313, 1634,315, 1631,317, 1625,320, 1625,322, 1628,321, 1625,322, 1628,323, 1632,321, 1634,322, 1632,323, 1635,323, 1637,324, 1638,325, 1641,325, 1643,324, 1648,321, 1643,326, 1642,327, 1639,327,1633,327, 1631,330, 1630,330, 1629,331, 1628,333, 1626,335, 1625,335, 1622,337, 1619,339, 1619,340, 1621,339, 1623,340, 1623,340" href="</text:p>
          </table:table-cell>
          <table:table-cell office:value-type="string">
            <text:p>gb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b</text:p>
          </table:table-cell>
          <table:table-cell office:value-type="string">
            <text:p>" shape="poly" alt="" coords="1603,294, 1607,292, 1606,291, 1609,290, 1610,288, 1612,287, 1614,286, 1617,286, 1621,286, 1622,288, 1623,289, 1624,290, 1622,291, 1625,291, 1625,294, 1623,292, 1623,294, 1624,294, 1623,296, 1621,297, 1620,298, 1617,297, 1615,296, 1613,295, 1611,295, 1608,296, 1603,294, 1603,294" href="</text:p>
          </table:table-cell>
          <table:table-cell office:value-type="string">
            <text:p>gb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e</text:p>
          </table:table-cell>
          <table:table-cell office:value-type="string">
            <text:p>" shape="poly" alt="" coords="2014,411, 2017,409, 2022,410, 2026,412, 2033,413, 2036,413, 2040,414, 2045,416, 2048,418, 2048,419, 2049,419, 2053,418, 2057,419, 2059,418, 2061,419, 2062,420, 2064,420, 2066,421, 2066,424, 2072,426, 2072,428, 2072,430, 2075,432, 2077,435, 2074,436, 2071,435, 2068,434, 2065,432, 2062,433,2060,435, 2056,435, 2051,435, 2047,435, 2045,434, 2045,433, 2043,432, 2041,431, 2041,431, 2039,432, 2037,432, 2034,432, 2032,432, 2030,431, 2030,430, 2031,425, 2028,419, 2024,416, 2019,414, 2014,411, 2014,411" href="</text:p>
          </table:table-cell>
          <table:table-cell office:value-type="string">
            <text:p>ge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h</text:p>
          </table:table-cell>
          <table:table-cell office:value-type="string">
            <text:p>" shape="poly" alt="" coords="1624,818, 1624,809, 1626,803, 1630,797, 1629,790, 1628,787, 1628,784, 1628,779, 1627,772, 1626,769, 1627,766, 1643,766, 1646,766, 1648,766, 1649,766, 1651,765, 1654,765, 1655,766, 1654,769, 1657,772, 1658,774, 1658,775, 1658,777, 1658,781, 1657,783, 1659,782, 1660,785, 1659,788, 1658,790,1661,794, 1660,797, 1660,802, 1660,806, 1660,809, 1660,814, 1664,817, 1666,819, 1664,821, 1661,823, 1660,821, 1656,820, 1660,821, 1660,823, 1658,823, 1648,828, 1642,830, 1638,832, 1636,834, 1633,834, 1629,832, 1626,830, 1628,830, 1628,827, 1626,825, 1626,821, 1624,818, 1624,818" href="</text:p>
          </table:table-cell>
          <table:table-cell office:value-type="string">
            <text:p>gh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m</text:p>
          </table:table-cell>
          <table:table-cell office:value-type="string">
            <text:p>" shape="poly" alt="" coords="1493,740, 1495,739, 1496,740, 1497,741, 1499,741, 1501,739, 1505,739, 1499,739, 1496,739, 1496,737, 1498,737, 1506,737, 1506,736, 1508,736, 1512,735, 1513,737, 1515,737, 1516,738, 1519,738, 1522,739, 1519,741, 1513,739, 1509,738, 1508,739, 1506,740, 1504,740, 1503,742, 1498,742, 1494,743,1493,740, 1493,740" href="</text:p>
          </table:table-cell>
          <table:table-cell office:value-type="string">
            <text:p>gm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m_arrow</text:p>
          </table:table-cell>
          <table:table-cell office:value-type="string">
            <text:p>" shape="poly" alt="" coords="1365,825, 1424,786, 1431,797, 1480,743, 1412,767, 1419,779, 1360,817, 1365,825" href="</text:p>
          </table:table-cell>
          <table:table-cell office:value-type="string">
            <text:p>gm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m_inner_mask</text:p>
          </table:table-cell>
          <table:table-cell office:value-type="string">
            <text:p>" shape="poly" alt="" coords="1523,738, 1517,743, 1502,746, 1487,743, 1481,738, 1487,732, 1502,729, 1517,732, 1523,738" href="</text:p>
          </table:table-cell>
          <table:table-cell office:value-type="string">
            <text:p>gm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m_outer</text:p>
          </table:table-cell>
          <table:table-cell office:value-type="string">
            <text:p>" shape="poly" alt="" coords="1526,737, 1523,742, 1514,746, 1502,747, 1490,746, 1481,742, 1477,737, 1481,732, 1490,729, 1502,727, 1514,729, 1523,732, 1526,737" href="</text:p>
          </table:table-cell>
          <table:table-cell office:value-type="string">
            <text:p>gm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n</text:p>
          </table:table-cell>
          <table:table-cell office:value-type="string">
            <text:p>" shape="poly" alt="" coords="1510,766, 1513,761, 1517,759, 1521,758, 1523,756, 1521,754, 1520,753, 1523,751, 1523,747, 1527,747, 1529,748, 1529,749, 1530,749, 1534,751, 1536,751, 1539,750, 1545,750, 1544,752, 1545,755, 1547,754, 1549,752, 1552,755, 1553,754, 1558,753, 1560,754, 1563,753, 1565,752, 1565,750, 1566,749,1568,752, 1569,754, 1570,757, 1571,759, 1573,760, 1574,763, 1572,763, 1571,766, 1574,765, 1575,766, 1575,769, 1576,772, 1578,774, 1576,776, 1576,779, 1576,782, 1579,783, 1578,785, 1580,787, 1578,790, 1580,792, 1581,795, 1577,794, 1575,794, 1576,796, 1578,798, 1576,800, 1576,801, 1575,804, 1573,803, 1571,802, 1570,803, 1570,805,1566,808, 1563,806, 1563,801, 1563,799, 1563,798, 1563,797, 1563,795, 1560,793, 1559,793, 1556,793, 1554,794, 1551,796, 1552,793, 1553,791, 1552,788, 1551,786, 1551,784, 1548,778, 1541,777, 1538,778, 1535,778, 1534,779, 1531,784, 1529,786, 1526,787, 1527,786, 1527,785, 1526,786, 1526,784, 1525,784, 1524,782, 1523,781, 1523,779,1522,779, 1522,777, 1520,778, 1519,775, 1518,776, 1516,774, 1514,771, 1513,771, 1515,767, 1513,769, 1512,769, 1513,766, 1510,766, 1510,766" href="</text:p>
          </table:table-cell>
          <table:table-cell office:value-type="string">
            <text:p>gn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q</text:p>
          </table:table-cell>
          <table:table-cell office:value-type="string">
            <text:p>" shape="poly" alt="" coords="1747,869, 1748,869, 1747,868, 1748,866, 1749,860, 1751,862, 1753,863, 1764,863, 1764,875, 1752,875, 1750,876, 1749,875, 1747,875, 1745,874, 1746,871, 1747,869, 1747,869" href="</text:p>
          </table:table-cell>
          <table:table-cell office:value-type="string">
            <text:p>gq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q_inner_mask</text:p>
          </table:table-cell>
          <table:table-cell office:value-type="string">
            <text:p>" shape="poly" alt="" coords="1773,868, 1768,876, 1754,879, 1741,876, 1736,868, 1741,860, 1754,857, 1768,860, 1773,868" href="</text:p>
          </table:table-cell>
          <table:table-cell office:value-type="string">
            <text:p>gq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q_outer</text:p>
          </table:table-cell>
          <table:table-cell office:value-type="string">
            <text:p>" shape="poly" alt="" coords="1776,868, 1773,875, 1765,880, 1754,882, 1743,880, 1736,875, 1733,868, 1736,861, 1743,856, 1754,854, 1765,856, 1773,861, 1776,868" href="</text:p>
          </table:table-cell>
          <table:table-cell office:value-type="string">
            <text:p>gq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914,492, 1913,492, 1912,490, 1913,488, 1916,487, 1916,490, 1915,491, 1914,492, 1914,492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98,459, 1895,458, 1896,457, 1894,457, 1893,456, 1895,456, 1898,456, 1900,459, 1898,459, 1898,459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91,482, 1890,480, 1892,479, 1891,482, 1891,482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86,448, 1889,448, 1888,450, 1886,450, 1886,448, 1886,448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80,500, 1875,500, 1875,497, 1876,497, 1876,495, 1878,497, 1880,496, 1879,497, 1880,498, 1884,498, 1888,498, 1892,499, 1894,500, 1895,501, 1899,500, 1899,502, 1897,502, 1889,503, 1886,503, 1885,501, 1880,500, 1880,500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73,465, 1871,461, 1867,461, 1870,458, 1873,461, 1877,462, 1879,464, 1879,467, 1882,469, 1881,470, 1880,469, 1877,465, 1875,465, 1873,465, 1873,465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49,474, 1847,471, 1849,474, 1849,474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46,466, 1846,465, 1847,467, 1848,469, 1845,468, 1844,468, 1845,467, 1846,466, 1846,466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gr</text:p>
          </table:table-cell>
          <table:table-cell office:value-type="string">
            <text:p>" shape="poly" alt="" coords="1841,451, 1843,451, 1843,450, 1844,450, 1843,448, 1844,447, 1847,445, 1849,442, 1848,438, 1852,438, 1858,435, 1863,435, 1865,433, 1868,434, 1872,433, 1876,431, 1880,431, 1883,433, 1886,434, 1890,433, 1894,433, 1893,430, 1895,429, 1897,430, 1898,433, 1896,434, 1896,437, 1894,440, 1891,438,1886,438, 1883,438, 1881,438, 1879,438, 1877,439, 1875,440, 1874,441, 1874,442, 1875,443, 1877,444, 1879,446, 1877,445, 1875,444, 1874,445, 1876,448, 1873,447, 1871,445, 1870,446, 1873,449, 1871,448, 1870,446, 1865,443, 1866,441, 1863,445, 1865,450, 1868,453, 1870,456, 1868,458, 1869,456, 1867,455, 1866,457, 1868,458, 1864,460,1868,462, 1870,463, 1870,463, 1871,464, 1876,467, 1877,470, 1878,474, 1873,470, 1868,471, 1869,471, 1869,472, 1870,474, 1871,474, 1873,476, 1871,477, 1870,477, 1869,476, 1866,474, 1869,481, 1869,484, 1871,487, 1869,485, 1867,483, 1865,483, 1864,486, 1863,485, 1862,482, 1860,480, 1859,483, 1856,481, 1857,477, 1855,474, 1851,471,1854,468, 1856,467, 1858,466, 1863,468, 1866,470, 1869,469, 1870,468, 1869,468, 1866,467, 1864,467, 1863,465, 1861,466, 1858,466, 1855,466, 1853,465, 1851,466, 1849,462, 1848,461, 1848,459, 1850,459, 1851,458, 1849,458, 1847,459, 1843,455, 1842,453, 1841,451, 1841,451" href="</text:p>
          </table:table-cell>
          <table:table-cell office:value-type="string">
            <text:p>gr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w_arrow</text:p>
          </table:table-cell>
          <table:table-cell office:value-type="string">
            <text:p>" shape="poly" alt="" coords="1419,888, 1459,830, 1470,837, 1495,770, 1441,817, 1452,825, 1412,883, 1419,888" href="</text:p>
          </table:table-cell>
          <table:table-cell office:value-type="string">
            <text:p>gw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w_inner_mask</text:p>
          </table:table-cell>
          <table:table-cell office:value-type="string">
            <text:p>" shape="poly" alt="" coords="1533,756, 1526,761, 1511,764, 1497,761, 1490,756, 1496,750, 1511,748, 1526,750, 1533,756" href="</text:p>
          </table:table-cell>
          <table:table-cell office:value-type="string">
            <text:p>gw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gw_outer</text:p>
          </table:table-cell>
          <table:table-cell office:value-type="string">
            <text:p>" shape="poly" alt="" coords="1536,756, 1532,761, 1524,764, 1511,766, 1499,764, 1490,761, 1487,756, 1493,749, 1511,746, 1524,747, 1532,751, 1536,756" href="</text:p>
          </table:table-cell>
          <table:table-cell office:value-type="string">
            <text:p>gw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hr</text:p>
          </table:table-cell>
          <table:table-cell office:value-type="string">
            <text:p>" shape="poly" alt="" coords="1782,388, 1784,389, 1786,388, 1787,389, 1790,386, 1795,388, 1797,388, 1798,387, 1796,386, 1800,384, 1799,381, 1801,380, 1803,380, 1804,378, 1805,379, 1805,377, 1808,378, 1811,380, 1813,381, 1820,385, 1825,385, 1827,384, 1828,385, 1828,387, 1830,388, 1830,390, 1832,392, 1830,392, 1830,395,1827,395, 1826,393, 1825,393, 1822,393, 1820,393, 1817,392, 1811,391, 1810,392, 1809,391, 1807,392, 1805,394, 1803,392, 1801,392, 1801,395, 1802,397, 1805,398, 1805,401, 1807,404, 1813,409, 1817,414, 1818,416, 1816,415, 1811,411, 1805,410, 1803,409, 1801,407, 1795,402, 1799,402, 1794,398, 1793,393, 1789,390, 1788,391, 1787,394,1786,393, 1785,396, 1783,394, 1783,392, 1782,391, 1781,388, 1782,388, 1782,388" href="</text:p>
          </table:table-cell>
          <table:table-cell office:value-type="string">
            <text:p>hr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hu</text:p>
          </table:table-cell>
          <table:table-cell office:value-type="string">
            <text:p>" shape="poly" alt="" coords="1803,374, 1807,372, 1806,368, 1808,366, 1807,365, 1807,364, 1809,365, 1811,364, 1812,361, 1815,362, 1820,364, 1826,363, 1826,362, 1829,361, 1832,360, 1833,359, 1834,360, 1839,359, 1841,356, 1847,356, 1849,356, 1853,357, 1856,358, 1859,360, 1861,362, 1860,363, 1856,365, 1853,368, 1852,371,1850,374, 1848,378, 1846,380, 1843,381, 1841,381, 1836,381, 1833,381, 1830,383, 1826,384, 1824,385, 1817,384, 1814,382, 1810,379, 1806,376, 1803,374, 1803,374" href="</text:p>
          </table:table-cell>
          <table:table-cell office:value-type="string">
            <text:p>hu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ie</text:p>
          </table:table-cell>
          <table:table-cell office:value-type="string">
            <text:p>" shape="poly" alt="" coords="1585,323, 1584,323, 1588,321, 1585,321, 1582,321, 1584,319, 1587,318, 1582,318, 1583,316, 1585,316, 1587,316, 1586,315, 1590,313, 1596,312, 1595,311, 1587,313, 1590,311, 1592,309, 1593,307, 1596,306, 1591,306, 1588,305, 1589,304, 1586,304, 1587,304, 1586,303, 1587,302, 1590,302, 1589,301,1591,300, 1590,299, 1588,299, 1589,299, 1589,298, 1588,297, 1588,296, 1587,297, 1588,295, 1589,295, 1592,295, 1595,297, 1597,295, 1600,295, 1599,295, 1602,293, 1603,292, 1599,291, 1601,290, 1602,289, 1603,286, 1608,286, 1609,285, 1608,288, 1609,285, 1614,285, 1610,288, 1608,290, 1606,291, 1607,292, 1604,293, 1605,295, 1608,296,1611,295, 1611,294, 1613,294, 1615,296, 1617,297, 1619,298, 1617,299, 1618,301, 1619,303, 1618,305, 1618,311, 1617,314, 1615,315, 1616,316, 1614,317, 1612,317, 1610,316, 1609,318, 1606,318, 1605,319, 1604,319, 1600,321, 1600,320, 1598,320, 1598,322, 1597,323, 1596,323, 1591,324, 1587,325, 1588,323, 1586,324, 1589,322, 1585,323,1585,323" href="</text:p>
          </table:table-cell>
          <table:table-cell office:value-type="string">
            <text:p>ie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is</text:p>
          </table:table-cell>
          <table:table-cell office:value-type="string">
            <text:p>" shape="poly" alt="" coords="1503,183, 1507,183, 1509,182, 1510,182, 1511,183, 1513,182, 1516,182, 1514,183, 1516,182, 1519,183, 1512,186, 1515,186, 1517,186, 1512,187, 1507,188, 1506,187, 1505,188, 1502,188, 1500,189, 1502,190, 1507,189, 1510,189, 1513,190, 1512,191, 1513,193, 1518,191, 1516,192, 1514,193, 1515,193,1513,194, 1518,193, 1515,194, 1515,195, 1513,196, 1511,197, 1509,197, 1508,196, 1507,199, 1514,198, 1517,199, 1520,198, 1519,199, 1522,199, 1522,199, 1521,199, 1524,199, 1525,200, 1524,200, 1526,201, 1528,202, 1535,203, 1540,203, 1542,202, 1543,201, 1543,200, 1544,200, 1546,199, 1550,198, 1552,199, 1555,197, 1562,194, 1566,194,1569,193, 1569,191, 1571,191, 1571,189, 1573,190, 1575,189, 1575,188, 1574,188, 1576,188, 1573,187, 1576,187, 1578,187, 1577,186, 1575,185, 1578,185, 1575,185, 1578,182, 1574,181, 1571,183, 1573,180, 1569,180, 1571,178, 1570,177, 1568,176, 1569,175, 1572,174, 1569,175, 1566,176, 1564,174, 1563,173, 1561,173, 1559,173, 1559,174,1557,177, 1556,176, 1554,176, 1550,179, 1548,176, 1545,176, 1545,178, 1546,181, 1544,178, 1541,176, 1539,177, 1537,177, 1536,180, 1534,179, 1532,177, 1530,177, 1530,179, 1529,181, 1528,182, 1527,182, 1526,181, 1524,183, 1523,183, 1522,186, 1522,184, 1520,183, 1521,182, 1519,180, 1522,180, 1521,178, 1522,177, 1521,177, 1519,175,1517,174, 1515,173, 1512,174, 1511,174, 1516,175, 1512,176, 1515,178, 1513,179, 1513,178, 1511,178, 1510,178, 1511,177, 1508,176, 1507,176, 1508,177, 1508,178, 1505,177, 1506,179, 1508,179, 1504,179, 1508,180, 1506,181, 1507,181, 1505,181, 1502,180, 1503,181, 1503,182, 1501,182, 1499,183, 1503,183, 1503,183" href="</text:p>
          </table:table-cell>
          <table:table-cell office:value-type="string">
            <text:p>is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it</text:p>
          </table:table-cell>
          <table:table-cell office:value-type="string">
            <text:p>" shape="poly" alt="" coords="1777,474, 1773,473, 1773,470, 1775,468, 1777,469, 1779,468, 1783,469, 1786,470, 1791,469, 1795,468, 1798,468, 1802,467, 1799,472, 1797,476, 1798,478, 1799,481, 1797,484, 1793,484, 1791,482, 1789,480, 1783,478, 1777,474, 1777,474" href="</text:p>
          </table:table-cell>
          <table:table-cell office:value-type="string">
            <text:p>it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it</text:p>
          </table:table-cell>
          <table:table-cell office:value-type="string">
            <text:p>" shape="poly" alt="" coords="1737,443, 1735,441, 1735,438, 1739,438, 1742,436, 1745,435, 1747,436, 1748,437, 1747,438, 1749,440, 1749,443, 1748,445, 1748,446, 1748,449, 1748,453, 1747,457, 1743,456, 1742,459, 1740,460, 1739,459, 1738,458, 1737,459, 1736,458, 1737,457, 1737,455, 1737,450, 1738,451, 1738,449, 1737,448,1737,446, 1737,443, 1737,443" href="</text:p>
          </table:table-cell>
          <table:table-cell office:value-type="string">
            <text:p>it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it</text:p>
          </table:table-cell>
          <table:table-cell office:value-type="string">
            <text:p>" shape="poly" alt="" coords="1721,392, 1724,391, 1726,389, 1724,387, 1723,385, 1725,383, 1728,384, 1732,383, 1735,382, 1735,380, 1737,378, 1738,381, 1741,383, 1742,385, 1743,383, 1743,381, 1745,378, 1745,377, 1746,378, 1749,379, 1750,379, 1752,380, 1752,378, 1751,377, 1752,376, 1754,377, 1755,376, 1755,375, 1755,373,1758,374, 1761,373, 1765,372, 1770,371, 1770,374, 1773,376, 1782,377, 1780,380, 1783,381, 1782,382, 1782,384, 1783,385, 1784,386, 1783,387, 1782,386, 1780,386, 1779,386, 1777,387, 1775,388, 1773,388, 1773,388, 1771,389, 1770,390, 1771,393, 1772,395, 1771,395, 1772,402, 1777,406, 1783,410, 1786,418, 1790,422, 1795,426, 1801,427,1804,427, 1805,428, 1804,430, 1803,432, 1809,434, 1816,438, 1823,442, 1826,447, 1825,450, 1823,448, 1821,446, 1819,445, 1816,442, 1813,443, 1811,445, 1809,450, 1810,452, 1812,453, 1815,458, 1812,460, 1810,463, 1808,467, 1805,470, 1802,469, 1802,467, 1804,464, 1804,462, 1807,461, 1805,458, 1804,453, 1802,448, 1799,448, 1797,446,1795,445, 1795,443, 1793,441, 1790,442, 1788,439, 1785,436, 1784,435, 1782,435, 1779,434, 1778,434, 1777,433, 1773,431, 1769,426, 1766,424, 1764,422, 1761,422, 1759,418, 1756,416, 1755,412, 1754,408, 1751,404, 1747,402, 1742,400, 1737,402, 1734,406, 1731,407, 1729,406, 1730,404, 1728,403, 1724,402, 1724,398, 1724,395, 1722,392,1721,392" href="</text:p>
          </table:table-cell>
          <table:table-cell office:value-type="string">
            <text:p>it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ke</text:p>
          </table:table-cell>
          <table:table-cell office:value-type="string">
            <text:p>" shape="poly" alt="" coords="1984,898, 1984,895, 1984,893, 1988,892, 1988,890, 1992,890, 1989,888, 1987,890, 1984,888, 1983,884, 1984,882, 1985,880, 1987,877, 1990,873, 1991,872, 1993,868, 1994,864, 1992,860, 1990,856, 1989,854, 1988,850, 1987,849, 1988,847, 1986,845, 1985,844, 1984,844, 1983,840, 1985,838, 1989,836,1994,836, 1999,836, 2002,836, 2004,838, 2012,839, 2021,845, 2024,847, 2029,847, 2033,848, 2037,849, 2040,844, 2048,840, 2050,841, 2052,843, 2056,843, 2060,843, 2055,851, 2052,854, 2051,858, 2051,883, 2051,892, 2054,900, 2056,903, 2056,906, 2054,908, 2051,908, 2051,909, 2050,908, 2050,912, 2050,911, 2049,913, 2046,914, 2044,919,2043,921, 2041,923, 2040,927, 2038,930, 2037,934, 2035,937, 2034,938, 2030,935, 2019,926, 2018,925, 2019,923, 2019,920, 2016,918, 1984,898, 1984,898" href="</text:p>
          </table:table-cell>
          <table:table-cell office:value-type="string">
            <text:p>ke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km</text:p>
          </table:table-cell>
          <table:table-cell office:value-type="string">
            <text:p>" shape="poly" alt="" coords="2101,1014, 2091,1011, 2083,1016, 2084,1006, 2076,1000, 2086,997, 2089,988, 2095,996, 2105,997, 2098,1005, 2101,1014" href="</text:p>
          </table:table-cell>
          <table:table-cell office:value-type="string">
            <text:p>km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li</text:p>
          </table:table-cell>
          <table:table-cell office:value-type="string">
            <text:p>" shape="poly" alt="" coords="1746,371, 1747,369, 1748,371, 1746,371, 1746,371" href="</text:p>
          </table:table-cell>
          <table:table-cell office:value-type="string">
            <text:p>li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li_inner_mask</text:p>
          </table:table-cell>
          <table:table-cell office:value-type="string">
            <text:p>" shape="poly" alt="" coords="1756,370, 1754,374, 1747,376, 1740,374, 1737,370, 1740,366, 1747,365, 1754,366, 1756,370" href="</text:p>
          </table:table-cell>
          <table:table-cell office:value-type="string">
            <text:p>li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li_outer</text:p>
          </table:table-cell>
          <table:table-cell office:value-type="string">
            <text:p>" shape="poly" alt="" coords="1758,370, 1755,375, 1747,377, 1739,375, 1736,370, 1739,365, 1747,363, 1755,365, 1758,370" href="</text:p>
          </table:table-cell>
          <table:table-cell office:value-type="string">
            <text:p>li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lr</text:p>
          </table:table-cell>
          <table:table-cell office:value-type="string">
            <text:p>" shape="poly" alt="" coords="1543,810, 1545,807, 1551,802, 1552,798, 1554,797, 1555,795, 1555,794, 1555,793, 1558,793, 1560,793, 1563,795, 1563,797, 1563,798, 1563,806, 1566,808, 1570,804, 1571,802, 1573,805, 1574,811, 1572,814, 1571,815, 1573,816, 1575,817, 1578,818, 1580,821, 1582,824, 1582,830, 1581,834, 1581,838,1577,837, 1572,835, 1564,829, 1556,821, 1552,819, 1550,816, 1547,814, 1543,810, 1543,810" href="</text:p>
          </table:table-cell>
          <table:table-cell office:value-type="string">
            <text:p>l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ls</text:p>
          </table:table-cell>
          <table:table-cell office:value-type="string">
            <text:p>" shape="poly" alt="" coords="1909,1212, 1911,1216, 1913,1219, 1916,1222, 1919,1222, 1921,1218, 1925,1217, 1929,1214, 1931,1211, 1932,1208, 1929,1204, 1925,1200, 1923,1200, 1922,1201, 1919,1203, 1916,1205, 1913,1209, 1909,1212, 1909,1212" href="</text:p>
          </table:table-cell>
          <table:table-cell office:value-type="string">
            <text:p>ls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lt</text:p>
          </table:table-cell>
          <table:table-cell office:value-type="string">
            <text:p>" shape="poly" alt="" coords="1839,277, 1842,275, 1846,274, 1855,273, 1860,274, 1864,274, 1868,274, 1870,273, 1872,275, 1875,276, 1879,278, 1882,280, 1884,280, 1884,283, 1887,285, 1885,286, 1884,286, 1881,288, 1879,291, 1877,294, 1879,296, 1878,297, 1877,295, 1875,296, 1873,297, 1871,298, 1869,299, 1865,299, 1863,299,1861,298, 1858,295, 1858,291, 1859,289, 1857,288, 1856,287, 1852,287, 1848,286, 1845,285, 1844,285, 1841,281, 1839,277, 1839,277" href="</text:p>
          </table:table-cell>
          <table:table-cell office:value-type="string">
            <text:p>lt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lu</text:p>
          </table:table-cell>
          <table:table-cell office:value-type="string">
            <text:p>" shape="poly" alt="" coords="1715,341, 1715,341, 1717,339, 1719,340, 1721,342, 1721,346, 1715,345, 1716,344, 1715,342, 1715,341" href="</text:p>
          </table:table-cell>
          <table:table-cell office:value-type="string">
            <text:p>lu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lv</text:p>
          </table:table-cell>
          <table:table-cell office:value-type="string">
            <text:p>" shape="poly" alt="" coords="1839,272, 1839,273, 1840,268, 1841,267, 1842,264, 1846,261, 1848,260, 1850,260, 1854,263, 1859,267, 1863,266, 1864,261, 1864,258, 1866,257, 1871,257, 1875,258, 1879,260, 1883,261, 1888,262, 1891,263, 1893,265, 1891,268, 1893,269, 1894,270, 1896,273, 1897,276, 1895,276, 1893,278, 1892,279,1887,279, 1882,280, 1877,277, 1872,275, 1870,273, 1868,273, 1864,275, 1859,274, 1855,273, 1850,273, 1845,274, 1841,276, 1839,276, 1839,272, 1839,272" href="</text:p>
          </table:table-cell>
          <table:table-cell office:value-type="string">
            <text:p>lv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ly</text:p>
          </table:table-cell>
          <table:table-cell office:value-type="string">
            <text:p>" shape="poly" alt="" coords="1745,557, 1746,555, 1747,554, 1752,551, 1753,546, 1752,541, 1754,539, 1756,537, 1760,533, 1763,532, 1765,530, 1765,528, 1765,523, 1771,525, 1777,527, 1783,526, 1789,527, 1794,530, 1798,531, 1801,536, 1804,542, 1809,544, 1815,544, 1827,549, 1831,553, 1835,554, 1841,552, 1845,546, 1843,541,1843,535, 1847,530, 1854,527, 1859,525, 1864,526, 1870,528, 1872,529, 1872,531, 1873,533, 1876,533, 1882,535, 1888,536, 1890,537, 1891,540, 1889,543, 1890,548, 1888,554, 1889,558, 1890,561, 1891,572, 1894,667, 1884,667, 1884,673, 1809,630, 1792,638, 1789,637, 1787,635, 1782,632, 1775,630, 1770,628, 1768,624, 1765,621, 1761,618,1758,617, 1754,617, 1751,612, 1749,606, 1746,602, 1746,598, 1749,595, 1750,591, 1749,584, 1750,578, 1750,571, 1749,563, 1745,557, 1745,557" href="</text:p>
          </table:table-cell>
          <table:table-cell office:value-type="string">
            <text:p>ly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a</text:p>
          </table:table-cell>
          <table:table-cell office:value-type="string">
            <text:p>" shape="poly" alt="" coords="1534,583, 1536,580, 1542,579, 1551,575, 1559,568, 1566,560, 1568,556, 1568,551, 1567,549, 1567,545, 1569,540, 1572,536, 1573,530, 1576,526, 1583,520, 1593,516, 1600,508, 1605,497, 1605,495, 1607,494, 1610,493, 1612,495, 1615,499, 1619,500, 1624,500, 1629,500, 1633,498, 1633,500, 1634,501,1634,500, 1637,501, 1640,503, 1643,505, 1643,507, 1644,508, 1643,511, 1643,516, 1644,519, 1645,524, 1645,526, 1648,529, 1647,532, 1648,534, 1642,534, 1635,534, 1631,536, 1625,539, 1623,540, 1624,542, 1624,544, 1625,546, 1620,548, 1616,551, 1613,551, 1609,557, 1602,559, 1599,559, 1597,561, 1595,562, 1592,561, 1589,563, 1586,564,1583,567, 1580,569, 1577,571, 1576,574, 1576,583, 1570,583, 1556,583, 1542,583, 1534,583, 1534,583" href="</text:p>
          </table:table-cell>
          <table:table-cell office:value-type="string">
            <text:p>ma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c_inner_mask</text:p>
          </table:table-cell>
          <table:table-cell office:value-type="string">
            <text:p>" shape="poly" alt="" coords="1737,407, 1734,411, 1727,413, 1721,411, 1718,407, 1721,403, 1727,402, 1734,403, 1737,407" href="</text:p>
          </table:table-cell>
          <table:table-cell office:value-type="string">
            <text:p>mc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c_outer</text:p>
          </table:table-cell>
          <table:table-cell office:value-type="string">
            <text:p>" shape="poly" alt="" coords="1738,407, 1735,412, 1727,414, 1720,412, 1716,407, 1720,402, 1727,400, 1735,402, 1738,407" href="</text:p>
          </table:table-cell>
          <table:table-cell office:value-type="string">
            <text:p>mc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md</text:p>
          </table:table-cell>
          <table:table-cell office:value-type="string">
            <text:p>" shape="poly" alt="" coords="1892,359, 1894,358, 1895,357, 1900,357, 1903,358, 1907,360, 1907,360, 1908,361, 1911,361, 1913,362, 1914,363, 1916,367, 1917,369, 1918,369, 1918,372, 1917,372, 1920,372, 1922,375, 1922,377, 1924,378, 1920,378, 1917,379, 1916,377, 1914,380, 1914,383, 1911,387, 1911,388, 1909,389, 1907,386,1907,381, 1907,377, 1906,374, 1904,371, 1898,364, 1896,361, 1892,359, 1892,359" href="</text:p>
          </table:table-cell>
          <table:table-cell office:value-type="string">
            <text:p>md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e</text:p>
          </table:table-cell>
          <table:table-cell office:value-type="string">
            <text:p>" shape="poly" alt="" coords="1825,420, 1826,417, 1827,415, 1828,412, 1830,412, 1829,410, 1832,412, 1837,415, 1840,416, 1840,418, 1839,418, 1839,419, 1839,420, 1837,420, 1836,420, 1834,428, 1830,424, 1828,422, 1826,421, 1828,422, 1827,421, 1825,420, 1825,420" href="</text:p>
          </table:table-cell>
          <table:table-cell office:value-type="string">
            <text:p>me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g</text:p>
          </table:table-cell>
          <table:table-cell office:value-type="string">
            <text:p>" shape="poly" alt="" coords="2066,1129, 2066,1133, 2067,1138, 2069,1142, 2070,1144, 2069,1145, 2069,1150, 2069,1154, 2071,1159, 2075,1163, 2074,1163, 2075,1164, 2078,1164, 2083,1167, 2088,1166, 2093,1163, 2097,1163, 2099,1162, 2102,1159, 2103,1154, 2106,1149, 2109,1138, 2114,1122, 2119,1110, 2120,1105, 2121,1102, 2124,1094,2128,1082, 2128,1076, 2131,1072, 2132,1068, 2132,1065, 2131,1063, 2131,1059, 2132,1056, 2134,1059, 2135,1061, 2138,1059, 2139,1055, 2138,1051, 2137,1042, 2133,1026, 2132,1027, 2132,1026, 2132,1024, 2131,1022, 2129,1021, 2129,1020, 2129,1018, 2128,1019, 2127,1022, 2124,1023, 2125,1026, 2124,1030, 2123,1033, 2121,1034, 2121,1035,2120,1035, 2119,1038, 2117,1036, 2115,1036, 2116,1040, 2116,1042, 2115,1042, 2114,1043, 2113,1045, 2115,1047, 2115,1048, 2113,1047, 2112,1050, 2110,1052, 2111,1048, 2109,1050, 2107,1053, 2108,1055, 2107,1056, 2105,1057, 2106,1055, 2105,1054, 2101,1056, 2099,1058, 2099,1060, 2100,1061, 2098,1060, 2096,1060, 2093,1060, 2092,1062,2091,1062, 2089,1063, 2088,1061, 2085,1064, 2081,1064, 2081,1066, 2080,1068, 2079,1072, 2076,1076, 2075,1080, 2076,1087, 2077,1093, 2078,1098, 2078,1103, 2079,1104, 2079,1106, 2076,1110, 2073,1115, 2073,1118, 2071,1120, 2069,1121, 2068,1123, 2066,1129, 2066,1129" href="</text:p>
          </table:table-cell>
          <table:table-cell office:value-type="string">
            <text:p>mg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mk</text:p>
          </table:table-cell>
          <table:table-cell office:value-type="string">
            <text:p>" shape="poly" alt="" coords="1844,431, 1844,429, 1846,427, 1848,425, 1849,424, 1851,425, 1852,423, 1853,423, 1855,423, 1859,422, 1860,423, 1861,424, 1864,427, 1865,430, 1865,433, 1864,434, 1861,435, 1857,436, 1850,438, 1848,438, 1847,438, 1846,438, 1846,436, 1844,431, 1844,431" href="</text:p>
          </table:table-cell>
          <table:table-cell office:value-type="string">
            <text:p>mk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l</text:p>
          </table:table-cell>
          <table:table-cell office:value-type="string">
            <text:p>" shape="poly" alt="" coords="1537,724, 1539,724, 1541,723, 1543,717, 1545,715, 1548,718, 1550,721, 1553,717, 1557,717, 1562,718, 1565,715, 1570,717, 1575,716, 1595,716, 1602,716, 1603,715, 1603,712, 1604,709, 1603,707, 1601,704, 1601,701, 1595,612, 1611,612, 1661,651, 1665,653, 1667,657, 1668,659, 1671,660, 1673,663,1675,665, 1677,665, 1680,667, 1686,669, 1687,671, 1686,674, 1685,676, 1687,678, 1696,676, 1696,700, 1696,702, 1695,706, 1695,707, 1694,710, 1693,714, 1690,716, 1689,717, 1688,718, 1686,717, 1684,717, 1678,719, 1672,719, 1668,719, 1665,721, 1661,722, 1658,722, 1657,722, 1657,723, 1655,722, 1652,722, 1651,722, 1647,722, 1641,726,1636,728, 1635,730, 1634,731, 1630,730, 1628,734, 1627,737, 1623,736, 1624,741, 1622,742, 1619,741, 1617,738, 1614,742, 1614,743, 1614,746, 1613,747, 1612,748, 1610,754, 1606,755, 1603,757, 1604,758, 1604,759, 1605,762, 1604,764, 1602,765, 1601,771, 1599,772, 1597,774, 1596,775, 1595,772, 1594,769, 1592,771, 1590,769, 1590,772,1589,773, 1588,773, 1587,775, 1584,774, 1583,772, 1580,772, 1578,775, 1577,772, 1575,770, 1575,766, 1573,765, 1571,766, 1572,764, 1574,763, 1573,761, 1571,759, 1570,757, 1569,753, 1568,750, 1565,749, 1565,751, 1565,752, 1561,754, 1558,753, 1554,754, 1551,755, 1550,752, 1547,754, 1544,753, 1545,751, 1545,749, 1545,745, 1544,741,1541,740, 1539,737, 1540,734, 1538,729, 1538,727, 1537,724, 1537,724" href="</text:p>
          </table:table-cell>
          <table:table-cell office:value-type="string">
            <text:p>ml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r</text:p>
          </table:table-cell>
          <table:table-cell office:value-type="string">
            <text:p>" shape="poly" alt="" coords="1494,659, 1494,654, 1496,652, 1532,652, 1533,647, 1532,641, 1532,637, 1534,633, 1537,632, 1543,629, 1544,602, 1576,601, 1576,587, 1611,612, 1595,612, 1601,705, 1604,707, 1604,710, 1603,712, 1602,716, 1582,716, 1570,717, 1565,715, 1562,718, 1558,718, 1553,717, 1550,721, 1547,717, 1544,715,1542,719, 1542,723, 1538,724, 1535,722, 1533,720, 1530,717, 1528,715, 1528,713, 1525,710, 1521,708, 1518,705, 1513,704, 1509,705, 1503,706, 1500,705, 1498,707, 1497,710, 1499,701, 1502,692, 1501,681, 1500,677, 1498,674, 1500,672, 1499,674, 1501,670, 1501,668, 1501,663, 1499,659, 1498,661, 1497,658, 1495,655, 1494,659, 1494,659"href="</text:p>
          </table:table-cell>
          <table:table-cell office:value-type="string">
            <text:p>m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t</text:p>
          </table:table-cell>
          <table:table-cell office:value-type="string">
            <text:p>" shape="poly" alt="" coords="1790,492, 1789,490, 1790,491, 1790,492, 1790,492" href="</text:p>
          </table:table-cell>
          <table:table-cell office:value-type="string">
            <text:p>mt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t_arrow</text:p>
          </table:table-cell>
          <table:table-cell office:value-type="string">
            <text:p>" shape="poly" alt="" coords="1843,510, 1822,503, 1823,499, 1800,497, 1820,509, 1821,505, 1842,512, 1843,510" href="</text:p>
          </table:table-cell>
          <table:table-cell office:value-type="string">
            <text:p>mt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t_inner_mask</text:p>
          </table:table-cell>
          <table:table-cell office:value-type="string">
            <text:p>" shape="poly" alt="" coords="1791,487, 1795,488, 1796,492, 1795,496, 1791,498, 1787,496, 1785,492, 1787,488, 1791,487" href="</text:p>
          </table:table-cell>
          <table:table-cell office:value-type="string">
            <text:p>mt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t_outer</text:p>
          </table:table-cell>
          <table:table-cell office:value-type="string">
            <text:p>" shape="poly" alt="" coords="1791,485, 1796,487, 1798,492, 1796,498, 1791,500, 1785,498, 1783,492, 1785,487, 1791,485" href="</text:p>
          </table:table-cell>
          <table:table-cell office:value-type="string">
            <text:p>mt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u</text:p>
          </table:table-cell>
          <table:table-cell office:value-type="string">
            <text:p>" shape="poly" alt="" coords="2202,1144, 2193,1140, 2185,1146, 2185,1135, 2177,1129, 2187,1127, 2191,1117, 2196,1126, 2206,1126, 2200,1134, 2202,1144" href="</text:p>
          </table:table-cell>
          <table:table-cell office:value-type="string">
            <text:p>mu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mw</text:p>
          </table:table-cell>
          <table:table-cell office:value-type="string">
            <text:p>" shape="poly" alt="" coords="1969,1037, 1972,1032, 1972,1027, 1974,1024, 1977,1022, 1975,1018, 1975,1013, 1976,1010, 1975,1007, 1975,1005, 1977,1004, 1979,1002, 1977,998, 1976,995, 1975,993, 1973,992, 1972,989, 1976,990, 1978,992, 1982,993, 1984,999, 1985,1001, 1984,1003, 1985,1008, 1985,1013, 1983,1017, 1982,1021,1985,1028, 1985,1030, 1986,1035, 1987,1038, 1988,1043, 1990,1040, 1993,1044, 1993,1042, 1991,1037, 1990,1036, 1990,1035, 1991,1036, 1993,1039, 1998,1045, 1999,1052, 1999,1059, 1997,1063, 1994,1064, 1992,1068, 1993,1072, 1993,1074, 1991,1074, 1991,1072, 1990,1070, 1987,1067, 1984,1064, 1984,1061, 1984,1059, 1985,1056, 1987,1052,1985,1045, 1981,1045, 1978,1046, 1975,1043, 1972,1040, 1970,1039, 1969,1037, 1969,1037" href="</text:p>
          </table:table-cell>
          <table:table-cell office:value-type="string">
            <text:p>mw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mz</text:p>
          </table:table-cell>
          <table:table-cell office:value-type="string">
            <text:p>" shape="poly" alt="" coords="1945,1051, 1966,1043, 1971,1041, 1973,1040, 1978,1046, 1980,1045, 1982,1045, 1986,1045, 1987,1050, 1986,1054, 1984,1058, 1984,1063, 1985,1065, 1987,1067, 1990,1071, 1991,1073, 1991,1075, 1993,1073, 1991,1068, 1993,1065, 1995,1063, 1998,1062, 1999,1058, 1999,1054, 1999,1047, 1995,1041, 1991,1036,1990,1035, 1990,1035, 1989,1030, 1990,1025, 1989,1021, 1989,1020, 1990,1018, 1991,1013, 1997,1013, 2001,1012, 2003,1015, 2008,1015, 2009,1014, 2012,1014, 2016,1015, 2020,1011, 2023,1010, 2027,1010, 2032,1009, 2035,1008, 2037,1006, 2043,1002, 2045,1002, 2045,1005, 2046,1005, 2045,1009, 2044,1010, 2044,1011, 2044,1014, 2045,1016,2045,1019, 2044,1022, 2044,1023, 2045,1025, 2044,1029, 2045,1032, 2044,1035, 2045,1038, 2045,1042, 2046,1043, 2045,1046, 2046,1045, 2047,1046, 2045,1050, 2046,1051, 2045,1051, 2045,1052, 2044,1053, 2045,1054, 2044,1056, 2040,1062, 2036,1067, 2032,1070, 2029,1072, 2027,1073, 2024,1074, 2021,1075, 2019,1076, 2014,1079, 2010,1082,2007,1083, 2007,1086, 2004,1089, 2003,1093, 2001,1091, 2001,1093, 2000,1093, 1995,1097, 1991,1102, 1989,1103, 1987,1104, 1986,1102, 1985,1102, 1986,1103, 1986,1105, 1986,1107, 1986,1108, 1986,1110, 1986,1112, 1988,1114, 1989,1117, 1989,1119, 1990,1119, 1991,1126, 1991,1130, 1992,1133, 1993,1129, 1993,1131, 1993,1130, 1992,1134,1993,1138, 1991,1144, 1991,1149, 1991,1148, 1992,1147, 1992,1151, 1989,1155, 1980,1160, 1969,1165, 1965,1168, 1962,1172, 1964,1174, 1967,1173, 1967,1178, 1965,1181, 1959,1181, 1959,1176, 1958,1172, 1958,1168, 1958,1163, 1958,1157, 1958,1151, 1955,1144, 1954,1139, 1953,1134, 1953,1132, 1956,1128, 1960,1124, 1964,1121, 1964,1118,1965,1116, 1965,1112, 1969,1108, 1969,1106, 1970,1102, 1969,1102, 1968,1099, 1969,1096, 1968,1095, 1967,1094, 1969,1093, 1970,1091, 1970,1089, 1971,1088, 1970,1084, 1971,1081, 1971,1075, 1970,1073, 1971,1070, 1968,1069, 1965,1068, 1963,1067, 1953,1062, 1948,1062, 1946,1060, 1946,1057, 1945,1051, 1945,1051" href="</text:p>
          </table:table-cell>
          <table:table-cell office:value-type="string">
            <text:p>mz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na</text:p>
          </table:table-cell>
          <table:table-cell office:value-type="string">
            <text:p>" shape="poly" alt="" coords="1768,1076, 1771,1075, 1775,1075, 1779,1074, 1783,1073, 1789,1077, 1793,1077, 1797,1077, 1828,1077, 1831,1077, 1833,1079, 1836,1082, 1840,1082, 1852,1083, 1856,1083, 1860,1083, 1863,1083, 1884,1079, 1888,1078, 1891,1079, 1894,1079, 1896,1081, 1892,1082, 1891,1084, 1889,1084, 1885,1085, 1881,1089,1879,1086, 1877,1084, 1867,1086, 1856,1087, 1855,1128, 1846,1128, 1844,1197, 1843,1199, 1840,1200, 1838,1202, 1838,1203, 1835,1204, 1833,1203, 1827,1203, 1820,1200, 1820,1198, 1820,1197, 1819,1196, 1816,1194, 1815,1197, 1814,1199, 1812,1200, 1810,1199, 1805,1193, 1801,1187, 1800,1184, 1799,1181, 1799,1178, 1798,1176, 1798,1173,1797,1169, 1797,1166, 1797,1161, 1794,1154, 1793,1146, 1793,1140, 1794,1138, 1794,1135, 1791,1128, 1789,1125, 1787,1121, 1783,1114, 1780,1106, 1777,1098, 1772,1091, 1768,1084, 1768,1076, 1768,1076" href="</text:p>
          </table:table-cell>
          <table:table-cell office:value-type="string">
            <text:p>na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ne</text:p>
          </table:table-cell>
          <table:table-cell office:value-type="string">
            <text:p>" shape="poly" alt="" coords="1657,728, 1657,725, 1657,722, 1662,722, 1666,720, 1671,719, 1679,718, 1683,718, 1684,718, 1684,717, 1687,718, 1689,717, 1693,713, 1694,708, 1696,697, 1696,680, 1697,677, 1700,675, 1709,674, 1714,671, 1717,667, 1729,656, 1755,638, 1767,630, 1774,629, 1781,631, 1790,637, 1792,638, 1798,634,1800,649, 1803,654, 1804,656, 1804,659, 1807,663, 1807,666, 1806,669, 1804,687, 1804,694, 1803,701, 1800,705, 1794,712, 1787,724, 1786,727, 1784,728, 1785,732, 1786,736, 1783,736, 1781,738, 1776,741, 1773,743, 1769,742, 1759,740, 1750,743, 1748,745, 1747,746, 1745,746, 1741,745, 1737,743, 1733,741, 1729,740, 1726,742, 1724,743,1721,744, 1719,741, 1713,736, 1708,734, 1704,736, 1700,736, 1696,738, 1695,740, 1693,745, 1690,752, 1690,755, 1689,758, 1686,754, 1682,750, 1680,751, 1678,752, 1678,754, 1678,756, 1676,754, 1675,752, 1676,750, 1675,747, 1673,747, 1671,748, 1666,745, 1665,740, 1667,740, 1664,738, 1661,736, 1659,733, 1657,728, 1657,728" href="</text:p>
          </table:table-cell>
          <table:table-cell office:value-type="string">
            <text:p>ne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ng</text:p>
          </table:table-cell>
          <table:table-cell office:value-type="string">
            <text:p>" shape="poly" alt="" coords="1680,800, 1681,794, 1681,787, 1684,786, 1686,782, 1688,778, 1690,775, 1690,772, 1692,770, 1691,767, 1690,765, 1689,762, 1690,757, 1690,751, 1692,747, 1695,741, 1697,737, 1702,736, 1708,734, 1712,736, 1717,738, 1720,742, 1722,744, 1725,743, 1729,741, 1734,741, 1736,743, 1737,743, 1742,746,1747,746, 1751,742, 1757,740, 1763,740, 1769,741, 1774,743, 1778,739, 1781,738, 1782,737, 1786,737, 1788,740, 1790,742, 1791,747, 1792,751, 1794,751, 1796,755, 1795,759, 1794,762, 1790,763, 1787,766, 1786,771, 1785,774, 1783,777, 1782,782, 1778,784, 1779,786, 1778,788, 1774,792, 1773,794, 1773,798, 1769,805, 1769,808, 1767,810,1766,813, 1764,816, 1762,816, 1761,813, 1758,811, 1757,808, 1755,811, 1752,810, 1749,813, 1747,815, 1743,820, 1740,824, 1740,827, 1739,829, 1737,835, 1736,833, 1734,832, 1734,835, 1732,837, 1729,837, 1727,835, 1725,836, 1722,835, 1723,836, 1722,837, 1722,836, 1721,835, 1721,838, 1720,836, 1720,834, 1720,836, 1720,839, 1719,838,1719,836, 1719,837, 1719,837, 1718,839, 1718,837, 1717,839, 1715,839, 1715,837, 1714,839, 1713,838, 1712,839, 1711,838, 1708,835, 1707,831, 1706,830, 1707,828, 1708,827, 1708,826, 1706,827, 1705,826, 1707,825, 1706,825, 1706,824, 1704,824, 1705,822, 1703,823, 1700,819, 1696,816, 1691,816, 1687,816, 1691,814, 1689,815, 1687,814,1687,816, 1680,817, 1681,813, 1681,809, 1681,804, 1680,800, 1680,800" href="</text:p>
          </table:table-cell>
          <table:table-cell office:value-type="string">
            <text:p>ng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nl</text:p>
          </table:table-cell>
          <table:table-cell office:value-type="string">
            <text:p>" shape="poly" alt="" coords="1723,304, 1714,307, 1714,308, 1713,311, 1709,309, 1707,311, 1702,319, 1702,321, 1704,322, 1706,322, 1708,322, 1705,323, 1702,323, 1702,323, 1701,323, 1703,325, 1700,323, 1697,324, 1700,325, 1703,326, 1705,325, 1707,324, 1710,324, 1712,327, 1716,328, 1715,331, 1717,332, 1718,331, 1717,329,1719,324, 1717,322, 1718,321, 1719,320, 1722,320, 1724,320, 1724,318, 1725,317, 1725,314, 1724,313, 1725,312, 1727,312, 1728,308, 1726,305, 1723,304" href="</text:p>
          </table:table-cell>
          <table:table-cell office:value-type="string">
            <text:p>nl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no</text:p>
          </table:table-cell>
          <table:table-cell office:value-type="string">
            <text:p>" shape="poly" alt="" coords="1713,223, 1719,222, 1718,222, 1715,222, 1716,221, 1716,221, 1713,221, 1716,220, 1714,220, 1713,219, 1715,219, 1715,218, 1717,218, 1719,218, 1720,218, 1720,219, 1723,218, 1727,218, 1723,218, 1720,218, 1720,218, 1714,217, 1716,216, 1714,215, 1716,215, 1717,217, 1718,216, 1717,215, 1719,216,1720,215, 1723,216, 1722,215, 1722,214, 1724,213, 1725,215, 1725,212, 1728,213, 1728,216, 1730,215, 1729,214, 1731,214, 1727,212, 1723,212, 1726,212, 1723,211, 1729,210, 1734,211, 1732,211, 1734,209, 1737,210, 1734,209, 1731,209, 1733,209, 1731,209, 1728,209, 1730,209, 1728,207, 1731,207, 1735,207, 1737,208, 1740,210, 1738,208,1736,206, 1738,207, 1739,208, 1741,208, 1740,207, 1741,207, 1739,207, 1740,207, 1739,206, 1738,205, 1743,205, 1741,204, 1741,203, 1743,203, 1744,204, 1747,203, 1745,203, 1747,202, 1745,202, 1749,201, 1750,202, 1750,204, 1753,204, 1752,203, 1754,202, 1757,202, 1758,201, 1756,202, 1761,199, 1760,199, 1762,197, 1761,197, 1761,196,1756,199, 1758,198, 1757,200, 1755,201, 1752,202, 1750,200, 1752,199, 1748,200, 1748,199, 1753,198, 1751,198, 1752,197, 1751,197, 1753,196, 1754,195, 1756,193, 1758,191, 1761,193, 1760,194, 1763,192, 1763,192, 1764,191, 1762,191, 1765,189, 1763,189, 1769,188, 1765,188, 1761,190, 1760,189, 1763,188, 1761,188, 1763,188, 1763,187,1763,187, 1766,187, 1765,186, 1766,186, 1768,186, 1766,187, 1769,186, 1772,185, 1770,186, 1769,186, 1770,186, 1769,184, 1767,185, 1769,182, 1769,183, 1772,183, 1769,182, 1769,181, 1771,181, 1771,179, 1774,179, 1771,177, 1775,176, 1777,176, 1779,176, 1779,176, 1781,175, 1773,176, 1776,175, 1773,175, 1773,173, 1775,173, 1778,172,1776,172, 1774,172, 1776,171, 1775,171, 1779,171, 1777,171, 1778,171, 1778,170, 1780,170, 1777,169, 1780,168, 1784,168, 1782,167, 1785,166, 1787,166, 1790,167, 1792,166, 1788,165, 1783,165, 1785,164, 1787,164, 1785,164, 1788,163, 1787,164, 1790,164, 1792,165, 1792,164, 1793,163, 1789,163, 1789,163, 1789,162, 1791,162, 1791,161,1793,162, 1789,161, 1786,162, 1788,161, 1786,160, 1788,160, 1788,160, 1791,159, 1794,159, 1789,158, 1792,157, 1792,158, 1794,157, 1795,159, 1797,160, 1795,159, 1797,159, 1796,159, 1797,158, 1799,158, 1796,157, 1797,157, 1795,157, 1795,156, 1799,157, 1796,155, 1800,155, 1802,155, 1804,156, 1803,156, 1805,155, 1805,155, 1807,155,1802,155, 1797,154, 1800,152, 1805,152, 1803,152, 1806,152, 1806,151, 1805,149, 1808,148, 1808,146, 1810,145, 1811,148, 1814,147, 1811,145, 1814,145, 1816,146, 1816,147, 1817,146, 1814,145, 1816,145, 1814,144, 1816,142, 1819,142, 1818,146, 1821,144, 1820,143, 1821,142, 1823,140, 1823,144, 1821,147, 1824,145, 1825,144, 1827,145,1825,143, 1828,141, 1827,142, 1828,142, 1830,142, 1830,141, 1833,142, 1836,143, 1834,142, 1834,141, 1834,141, 1835,141, 1834,140, 1835,139, 1829,138, 1831,138, 1831,137, 1833,139, 1834,138, 1836,138, 1838,139, 1837,138, 1841,138, 1837,140, 1841,139, 1843,141, 1845,140, 1843,139, 1843,138, 1845,138, 1844,138, 1846,136, 1850,136,1850,134, 1852,134, 1849,133, 1852,132, 1852,132, 1855,132, 1856,133, 1857,132, 1861,132, 1858,134, 1856,136, 1857,137, 1855,139, 1857,139, 1858,138, 1858,137, 1862,134, 1866,132, 1864,134, 1866,135, 1866,137, 1867,136, 1869,136, 1869,135, 1870,135, 1869,134, 1872,133, 1869,132, 1873,131, 1876,131, 1878,132, 1877,133, 1874,133,1876,134, 1873,135, 1878,134, 1875,136, 1878,136, 1877,138, 1880,136, 1879,134, 1881,132, 1883,132, 1885,134, 1886,134, 1888,135, 1890,134, 1890,136, 1897,137, 1896,138, 1894,138, 1888,140, 1885,139, 1881,139, 1885,140, 1887,140, 1887,141, 1889,142, 1888,143, 1891,142, 1892,143, 1892,142, 1894,143, 1896,142, 1897,143, 1895,145,1892,143, 1892,145, 1890,146, 1887,147, 1886,149, 1884,149, 1884,148, 1885,147, 1886,145, 1884,143, 1879,142, 1876,140, 1873,140, 1867,141, 1862,144, 1862,148, 1862,150, 1859,151, 1858,153, 1855,153, 1853,152, 1850,151, 1848,152, 1839,152, 1835,148, 1829,148, 1830,149, 1823,150, 1824,152, 1822,154, 1824,154, 1819,155, 1814,154,1809,154, 1809,155, 1809,157, 1806,159, 1803,158, 1799,161, 1795,164, 1797,167, 1795,169, 1793,171, 1791,173, 1791,175, 1788,176, 1784,176, 1785,181, 1784,185, 1782,188, 1778,191, 1781,193, 1782,196, 1778,197, 1774,196, 1770,198, 1767,201, 1766,204, 1767,206, 1768,207, 1768,212, 1768,215, 1768,219, 1771,221, 1773,223, 1773,225,1772,226, 1769,226, 1769,228, 1771,231, 1770,235, 1768,237, 1766,237, 1766,239, 1765,241, 1765,244, 1765,246, 1763,248, 1762,246, 1760,245, 1756,243, 1756,240, 1756,239, 1757,239, 1756,238, 1755,239, 1755,241, 1754,241, 1753,241, 1754,245, 1754,244, 1753,245, 1752,246, 1750,247, 1748,245, 1748,247, 1746,248, 1746,249, 1744,249,1744,250, 1740,253, 1735,256, 1732,257, 1729,256, 1724,255, 1726,254, 1722,254, 1717,251, 1717,247, 1716,247, 1722,248, 1721,247, 1725,246, 1720,248, 1719,246, 1721,245, 1721,244, 1724,243, 1722,244, 1722,243, 1720,243, 1724,241, 1722,241, 1720,243, 1721,242, 1718,243, 1719,243, 1717,244, 1717,242, 1716,242, 1716,244, 1716,243,1715,243, 1714,242, 1716,240, 1715,242, 1717,241, 1720,240, 1719,239, 1721,239, 1718,238, 1722,235, 1722,234, 1725,232, 1724,235, 1729,232, 1723,232, 1720,235, 1719,236, 1717,235, 1718,233, 1715,235, 1714,233, 1715,231, 1717,232, 1718,229, 1715,231, 1712,229, 1716,230, 1716,228, 1714,228, 1713,227, 1714,227, 1713,226, 1715,226,1720,225, 1725,225, 1727,226, 1727,227, 1729,227, 1730,225, 1733,225, 1731,224, 1733,222, 1731,223, 1731,225, 1728,225, 1729,224, 1726,225, 1726,223, 1724,225, 1721,225, 1717,226, 1714,225, 1715,224, 1714,224, 1717,223, 1714,223, 1713,223, 1713,223" href="</text:p>
          </table:table-cell>
          <table:table-cell office:value-type="string">
            <text:p>no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pl</text:p>
          </table:table-cell>
          <table:table-cell office:value-type="string">
            <text:p>" shape="poly" alt="" coords="1787,310, 1788,307, 1787,305, 1786,301, 1788,302, 1789,300, 1788,300, 1787,299, 1785,299, 1789,299, 1793,297, 1798,296, 1802,294, 1806,292, 1811,290, 1816,289, 1822,291, 1819,290, 1822,294, 1829,293, 1827,295, 1827,295, 1828,295, 1833,294, 1838,294, 1847,295, 1856,295, 1860,296, 1861,300,1864,305, 1866,311, 1864,313, 1861,314, 1860,316, 1862,317, 1864,320, 1864,324, 1866,328, 1869,331, 1868,332, 1869,334, 1867,336, 1862,340, 1859,343, 1858,346, 1859,349, 1860,351, 1854,349, 1850,347, 1845,347, 1840,346, 1837,348, 1835,349, 1834,347, 1831,345, 1829,345, 1827,347, 1825,343, 1821,341, 1818,340, 1816,339, 1816,337,1809,335, 1810,337, 1808,339, 1806,338, 1803,336, 1805,334, 1801,334, 1799,332, 1796,332, 1795,330, 1794,330, 1793,330, 1791,331, 1793,327, 1791,324, 1790,322, 1790,319, 1790,317, 1789,315, 1789,313, 1787,310, 1787,310" href="</text:p>
          </table:table-cell>
          <table:table-cell office:value-type="string">
            <text:p>pl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pt</text:p>
          </table:table-cell>
          <table:table-cell office:value-type="string">
            <text:p>" shape="poly" alt="" coords="1578,456, 1577,455, 1581,452, 1582,447, 1584,441, 1585,440, 1585,439, 1584,440, 1585,434, 1584,432, 1585,429, 1584,428, 1586,426, 1590,424, 1591,426, 1590,427, 1591,428, 1595,427, 1599,427, 1601,426, 1604,427, 1605,427, 1604,429, 1607,430, 1605,434, 1601,437, 1601,439, 1601,442, 1601,444,1599,446, 1600,448, 1599,450, 1598,451, 1594,451, 1596,453, 1596,455, 1598,459, 1595,463, 1596,466, 1598,467, 1597,469, 1595,471, 1593,474, 1593,478, 1590,480, 1587,480, 1579,481, 1580,478, 1581,473, 1581,470, 1581,465, 1582,465, 1582,464, 1580,465, 1578,465, 1578,462, 1580,463, 1581,462, 1581,459, 1579,461, 1576,462, 1576,459,1578,456, 1578,456" href="</text:p>
          </table:table-cell>
          <table:table-cell office:value-type="string">
            <text:p>pt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ro</text:p>
          </table:table-cell>
          <table:table-cell office:value-type="string">
            <text:p>" shape="poly" alt="" coords="1839,382, 1842,381, 1844,380, 1847,380, 1848,377, 1850,374, 1852,371, 1853,368, 1854,366, 1856,365, 1859,363, 1862,361, 1866,361, 1870,362, 1875,362, 1878,364, 1881,363, 1884,362, 1888,362, 1890,360, 1893,359, 1898,364, 1903,370, 1908,377, 1907,381, 1907,385, 1910,390, 1913,391, 1917,389,1921,390, 1921,395, 1916,396, 1916,395, 1916,394, 1915,395, 1914,397, 1916,397, 1915,398, 1915,399, 1916,398, 1913,402, 1913,407, 1911,407, 1908,405, 1903,404, 1897,404, 1891,406, 1887,408, 1880,407, 1874,408, 1869,406, 1866,407, 1863,406, 1864,404, 1863,402, 1860,400, 1860,399, 1862,398, 1859,397, 1857,399, 1853,397, 1850,396,1850,394, 1849,391, 1844,388, 1843,385, 1839,382, 1839,382" href="</text:p>
          </table:table-cell>
          <table:table-cell office:value-type="string">
            <text:p>ro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rs</text:p>
          </table:table-cell>
          <table:table-cell office:value-type="string">
            <text:p>" shape="poly" alt="" coords="1835,381, 1833,382, 1831,383, 1827,383, 1828,387, 1829,388, 1830,390, 1832,392, 1830,392, 1829,395, 1832,395, 1832,396, 1830,399, 1831,401, 1834,403, 1834,405, 1832,405, 1833,407, 1834,409, 1829,410, 1834,413, 1836,415, 1839,416, 1841,417, 1839,418, 1840,420, 1841,422, 1843,423, 1845,426,1845,428, 1847,425, 1851,425, 1853,423, 1854,423, 1856,423, 1860,422, 1861,420, 1861,417, 1863,416, 1865,413, 1861,410, 1860,406, 1861,402, 1860,401, 1860,399, 1862,398, 1858,397, 1857,399, 1855,398, 1851,396, 1850,396, 1850,394, 1850,392, 1849,391, 1844,388, 1843,385, 1841,383, 1839,381, 1835,381" href="</text:p>
          </table:table-cell>
          <table:table-cell office:value-type="string">
            <text:p>rs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ru</text:p>
          </table:table-cell>
          <table:table-cell office:value-type="string">
            <text:p>" shape="poly" alt="" coords="2339,74, 2334,74, 2328,76, 2330,77, 2327,78, 2328,79, 2327,80, 2329,81, 2331,83, 2336,84, 2334,84, 2330,83, 2318,83, 2323,85, 2328,87, 2322,86, 2315,86, 2316,87, 2313,87, 2315,87, 2312,88, 2309,88, 2305,88, 2302,89, 2304,87, 2296,86, 2288,87, 2290,87, 2285,87, 2284,88, 2286,88, 2286,88,2288,88, 2292,88, 2281,90, 2268,91, 2268,92, 2266,92, 2264,92, 2264,92, 2259,95, 2252,95, 2255,95, 2257,97, 2254,96, 2255,97, 2255,98, 2254,98, 2255,99, 2252,99, 2248,98, 2249,98, 2249,99, 2251,100, 2255,100, 2255,100, 2256,101, 2259,101, 2256,102, 2255,101, 2251,101, 2253,102, 2251,102, 2256,103, 2262,104, 2260,104, 2262,105,2259,106, 2255,106, 2251,107, 2245,107, 2231,108, 2226,108, 2221,109, 2221,110, 2220,111, 2221,111, 2221,112, 2226,115, 2229,118, 2232,119, 2241,121, 2244,122, 2246,124, 2237,124, 2231,122, 2231,122, 2230,121, 2226,120, 2220,119, 2213,119, 2211,120, 2208,120, 2209,122, 2210,121, 2215,123, 2211,124, 2207,122, 2200,123, 2204,126,2208,127, 2212,129, 2216,128, 2217,129, 2219,129, 2222,131, 2222,132, 2226,131, 2221,132, 2215,130, 2211,131, 2208,129, 2204,129, 2197,127, 2198,127, 2197,126, 2195,121, 2192,116, 2186,115, 2190,118, 2190,122, 2184,124, 2184,126, 2182,127, 2193,133, 2196,135, 2194,138, 2195,141, 2198,145, 2199,147, 2201,149, 2208,148, 2214,147,2221,148, 2227,150, 2231,154, 2234,156, 2233,157, 2232,158, 2234,161, 2241,162, 2242,162, 2245,163, 2237,163, 2230,160, 2231,160, 2230,158, 2229,156, 2224,153, 2219,150, 2211,151, 2208,151, 2207,153, 2209,156, 2213,159, 2212,163, 2211,165, 2211,168, 2209,170, 2206,171, 2204,172, 2203,174, 2201,176, 2197,175, 2189,174, 2182,173,2177,170, 2183,170, 2188,171, 2194,169, 2196,168, 2196,167, 2198,167, 2197,166, 2199,164, 2202,161, 2200,158, 2200,156, 2201,155, 2200,153, 2197,152, 2193,151, 2190,148, 2190,146, 2190,145, 2188,142, 2187,140, 2185,138, 2185,137, 2185,136, 2184,133, 2179,130, 2173,127, 2175,126, 2175,124, 2176,120, 2174,117, 2170,115, 2166,115,2161,114, 2151,114, 2151,114, 2149,114, 2148,117, 2149,121, 2148,125, 2143,128, 2141,130, 2142,131, 2142,133, 2144,133, 2146,134, 2147,136, 2148,138, 2149,139, 2149,140, 2147,140, 2149,144, 2151,143, 2153,144, 2158,144, 2159,147, 2162,149, 2165,150, 2168,150, 2167,151, 2168,153, 2167,156, 2165,156, 2162,155, 2151,150, 2146,150,2144,149, 2143,148, 2140,147, 2137,148, 2136,148, 2137,147, 2126,144, 2115,143, 2109,142, 2105,142, 2105,143, 2104,143, 2102,144, 2106,147, 2108,148, 2109,149, 2109,151, 2106,152, 2103,153, 2105,155, 2103,156, 2101,155, 2099,154, 2100,152, 2098,151, 2097,150, 2091,151, 2092,152, 2091,151, 2089,151, 2088,152, 2085,154, 2082,153,2078,153, 2072,154, 2070,157, 2067,156, 2066,157, 2065,156, 2062,157, 2058,157, 2060,155, 2062,155, 2061,153, 2062,151, 2059,150, 2064,150, 2057,150, 2051,153, 2054,155, 2052,156, 2050,156, 2050,154, 2046,155, 2042,155, 2035,158, 2027,160, 2031,162, 2028,162, 2025,162, 2022,163, 2023,164, 2022,166, 2022,168, 2022,169, 2018,169,2014,171, 2015,170, 2009,169, 2006,166, 2002,165, 2002,163, 2004,162, 2003,161, 2013,160, 2007,156, 2001,154, 1992,154, 1989,153, 1987,153, 1994,156, 1994,157, 1995,158, 1995,160, 1994,160, 1995,161, 1994,163, 1994,166, 1999,168, 2001,172, 1999,175, 2000,179, 1997,176, 1994,177, 1993,177, 1995,176, 1991,174, 1986,173, 1982,175,1977,178, 1972,180, 1970,181, 1969,183, 1970,185, 1973,187, 1977,192, 1972,191, 1967,191, 1961,190, 1959,190, 1958,190, 1960,189, 1956,188, 1952,186, 1950,185, 1949,186, 1946,188, 1952,193, 1955,193, 1959,194, 1959,197, 1957,198, 1954,199, 1948,197, 1945,195, 1943,195, 1942,194, 1938,194, 1935,192, 1935,191, 1934,190, 1935,190,1933,188, 1932,186, 1930,184, 1931,183, 1932,181, 1932,179, 1930,177, 1920,175, 1922,173, 1917,173, 1921,173, 1916,172, 1919,172, 1915,171, 1915,170, 1913,169, 1913,168, 1908,167, 1912,167, 1916,167, 1917,169, 1920,171, 1923,171, 1925,170, 1926,172, 1928,173, 1930,172, 1932,173, 1942,175, 1955,177, 1966,176, 1974,172, 1977,168,1975,166, 1973,163, 1971,161, 1967,160, 1963,157, 1963,158, 1954,155, 1955,156, 1946,152, 1934,148, 1925,147, 1921,146, 1917,146, 1916,148, 1913,150, 1914,149, 1916,148, 1915,148, 1916,147, 1916,146, 1912,146, 1912,145, 1909,145, 1908,145, 1908,145, 1905,144, 1905,143, 1909,144, 1912,143, 1908,142, 1904,141, 1905,142, 1902,142,1901,143, 1896,142, 1896,144, 1892,144, 1891,146, 1888,146, 1887,147, 1886,149, 1881,151, 1883,151, 1883,152, 1883,156, 1889,159, 1894,162, 1893,164, 1890,167, 1889,170, 1894,175, 1898,181, 1895,181, 1895,184, 1897,186, 1896,188, 1897,189, 1900,190, 1900,193, 1903,194, 1903,197, 1900,200, 1911,206, 1913,209, 1909,213, 1899,223,1888,231, 1892,230, 1895,230, 1895,232, 1893,231, 1898,235, 1901,235, 1904,236, 1906,237, 1907,238, 1901,237, 1897,239, 1895,238, 1894,239, 1893,240, 1891,239, 1891,240, 1891,242, 1893,243, 1891,244, 1890,246, 1888,249, 1888,253, 1889,255, 1891,258, 1889,261, 1891,263, 1892,266, 1891,268, 1894,270, 1896,272, 1897,275, 1898,277,1900,277, 1903,277, 1906,277, 1907,279, 1910,280, 1913,279, 1917,280, 1919,282, 1920,285, 1920,288, 1921,291, 1923,293, 1926,296, 1929,298, 1929,300, 1930,300, 1933,300, 1934,301, 1935,302, 1937,304, 1935,306, 1933,307, 1930,307, 1926,307, 1926,309, 1928,310, 1929,312, 1932,318, 1936,316, 1942,316, 1947,316, 1949,316, 1951,319,1954,322, 1951,323, 1952,325, 1953,327, 1958,328, 1960,328, 1963,329, 1963,332, 1964,334, 1968,336, 1971,337, 1974,338, 1981,336, 1984,339, 1987,341, 1988,340, 1990,340, 1994,342, 1997,341, 1998,343, 2000,343, 2003,345, 2005,344, 2005,347, 2004,350, 2003,352, 2004,352, 2005,353, 2003,353, 2003,355, 2005,356, 2005,358, 2006,358,2006,361, 2004,363, 2000,363, 1996,364, 1995,365, 1993,367, 1993,369, 1993,370, 1995,371, 1995,370, 1995,371, 2000,369, 2001,370, 2003,371, 1997,374, 1995,374, 1996,376, 1993,376, 1990,376, 1991,378, 1994,379, 1996,381, 1997,382, 1994,381, 1993,384, 1993,382, 1991,385, 1990,387, 1990,388, 1991,388, 1991,390, 1988,390, 1987,391,1984,389, 1982,390, 1983,389, 1984,391, 1982,392, 1986,393, 1989,396, 1992,397, 1993,397, 1997,400, 2003,402, 2014,411, 2017,409, 2022,410, 2026,412, 2030,413, 2035,413, 2038,414, 2041,414, 2045,416, 2048,419, 2053,419, 2057,419, 2059,418, 2061,419, 2063,420, 2065,420, 2066,424, 2069,426, 2077,429, 2080,431, 2082,434, 2087,435,2088,432, 2091,429, 2090,426, 2087,422, 2083,419, 2080,415, 2081,412, 2079,409, 2080,406, 2079,407, 2079,409, 2078,409, 2079,407, 2077,404, 2074,401, 2071,400, 2070,398, 2072,396, 2072,395, 2073,396, 2075,390, 2074,386, 2076,388, 2075,385, 2078,387, 2079,386, 2081,386, 2083,385, 2083,384, 2086,385, 2085,383, 2084,382, 2086,382,2088,381, 2088,379, 2089,380, 2085,377, 2082,375, 2084,375, 2086,374, 2083,371, 2079,367, 2074,364, 2070,364, 2068,363, 2067,361, 2068,361, 2065,358, 2062,356, 2062,353, 2064,350, 2064,348, 2062,346, 2064,340, 2064,337, 2066,335, 2070,338, 2073,341, 2078,340, 2077,338, 2076,335, 2074,333, 2080,331, 2080,329, 2082,328, 2085,327,2088,326, 2088,323, 2090,323, 2089,321, 2092,322, 2095,323, 2096,324, 2098,325, 2099,322, 2102,321, 2106,324, 2111,324, 2115,327, 2119,329, 2121,330, 2123,332, 2124,334, 2125,334, 2125,332, 2123,329, 2126,330, 2128,331, 2132,333, 2136,332, 2139,329, 2141,330, 2143,329, 2145,329, 2148,331, 2150,330, 2150,328, 2153,328, 2156,329,2157,331, 2162,333, 2165,333, 2166,335, 2169,333, 2169,331, 2171,332, 2175,333, 2178,333, 2181,331, 2181,328, 2182,327, 2177,325, 2174,323, 2170,322, 2167,321, 2165,319, 2167,319, 2169,318, 2171,317, 2173,315, 2171,313, 2169,311, 2170,310, 2170,309, 2174,308, 2176,309, 2179,309, 2179,307, 2172,305, 2171,304, 2173,303, 2171,303,2168,302, 2169,300, 2167,299, 2169,299, 2171,298, 2174,299, 2177,298, 2180,299, 2182,297, 2184,297, 2187,296, 2191,296, 2191,295, 2193,295, 2196,294, 2199,294, 2200,294, 2200,293, 2204,291, 2210,291, 2216,289, 2223,287, 2222,286, 2223,286, 2224,285, 2225,284, 2227,284, 2226,283, 2229,284, 2233,284, 2236,286, 2238,286, 2243,286,2245,289, 2248,291, 2248,293, 2247,295, 2250,296, 2252,297, 2254,296, 2257,296, 2256,294, 2260,296, 2260,298, 2261,299, 2263,298, 2261,298, 2263,297, 2267,298, 2270,297, 2271,299, 2269,300, 2268,302, 2271,304, 2273,302, 2275,302, 2277,303, 2279,303, 2279,301, 2282,300, 2284,299, 2284,297, 2289,296, 2291,294, 2295,293, 2294,294,2294,296, 2292,297, 2306,304, 2317,314, 2328,324, 2332,328, 2337,332, 2337,331, 2339,330, 2339,327, 2341,326, 2343,327, 2344,328, 2344,329, 2347,330, 2349,332, 2353,332, 2355,332, 2357,332, 2360,330, 2362,329, 2363,329, 2369,332, 2373,336, 2377,338, 2381,339, 2385,344, 2392,345, 2393,345, 2394,344, 2396,343, 2397,344, 2398,345,2399,345, 2403,348, 2405,350, 2409,349, 2411,347, 2414,345, 2416,346, 2416,345, 2419,345, 2419,344, 2423,343, 2421,341, 2423,341, 2424,339, 2426,338, 2429,337, 2431,335, 2434,334, 2436,333, 2438,333, 2439,331, 2441,332, 2444,332, 2445,332, 2446,334, 2451,334, 2456,334, 2460,338, 2465,340, 2468,341, 2471,341, 2475,340, 2481,341,2487,343, 2490,341, 2492,337, 2489,334, 2486,331, 2484,327, 2485,325, 2486,321, 2487,318, 2497,321, 2508,324, 2517,325, 2520,328, 2522,331, 2524,333, 2527,335, 2531,337, 2534,338, 2541,338, 2549,336, 2557,336, 2562,336, 2566,339, 2572,340, 2576,343, 2580,345, 2586,347, 2592,348, 2599,349, 2604,349, 2606,347, 2610,346, 2615,345,2618,345, 2620,344, 2622,340, 2627,337, 2633,338, 2639,341, 2644,340, 2650,342, 2656,344, 2659,345, 2662,345, 2665,341, 2668,340, 2669,338, 2667,336, 2667,333, 2666,330, 2667,327, 2666,322, 2668,320, 2668,318, 2665,314, 2661,312, 2657,311, 2660,308, 2663,305, 2673,304, 2679,303, 2685,304, 2688,305, 2690,306, 2695,307, 2696,306,2698,307, 2702,309, 2706,311, 2708,312, 2710,314, 2715,317, 2718,321, 2722,324, 2725,327, 2730,330, 2734,334, 2738,338, 2740,341, 2745,344, 2750,345, 2754,346, 2759,347, 2760,346, 2761,348, 2764,349, 2771,352, 2774,353, 2775,355, 2779,360, 2782,363, 2785,365, 2789,364, 2791,365, 2795,365, 2797,363, 2799,361, 2803,361, 2804,360,2805,358, 2811,358, 2812,360, 2813,362, 2816,365, 2816,367, 2814,368, 2815,371, 2816,373, 2817,376, 2817,378, 2818,380, 2818,381, 2818,383, 2818,385, 2818,388, 2818,390, 2819,392, 2816,393, 2813,392, 2807,390, 2806,393, 2803,395, 2803,396, 2805,398, 2811,407, 2814,411, 2815,415, 2815,417, 2811,418, 2816,423, 2814,419, 2816,419,2818,420, 2818,416, 2819,414, 2820,412, 2821,413, 2822,415, 2824,412, 2825,414, 2826,416, 2830,417, 2832,417, 2834,418, 2836,418, 2846,411, 2848,408, 2847,405, 2848,401, 2849,399, 2850,397, 2850,396, 2851,394, 2852,390, 2853,388, 2855,379, 2855,377, 2854,375, 2854,370, 2854,366, 2855,362, 2856,358, 2856,355, 2855,352, 2854,351,2854,349, 2852,348, 2852,344, 2850,342, 2849,339, 2846,337, 2843,333, 2842,329, 2840,327, 2841,326, 2840,323, 2841,320, 2839,318, 2838,316, 2836,316, 2834,314, 2830,310, 2825,307, 2830,309, 2830,308, 2830,308, 2828,305, 2825,304, 2820,302, 2815,300, 2811,297, 2807,295, 2802,296, 2798,295, 2800,297, 2802,299, 2803,302, 2801,303,2801,301, 2800,299, 2799,300, 2799,302, 2793,303, 2793,301, 2794,299, 2789,297, 2790,295, 2788,295, 2787,297, 2789,298, 2790,300, 2787,300, 2785,299, 2784,296, 2782,294, 2779,292, 2776,292, 2768,291, 2765,289, 2766,286, 2769,284, 2769,282, 2771,280, 2773,278, 2774,275, 2776,273, 2774,271, 2775,267, 2776,264, 2778,262, 2780,259,2780,258, 2779,254, 2782,251, 2783,246, 2787,243, 2791,243, 2795,243, 2807,243, 2810,244, 2814,245, 2813,243, 2817,243, 2821,244, 2824,244, 2824,243, 2830,244, 2833,244, 2831,243, 2830,241, 2833,242, 2831,241, 2831,240, 2835,239, 2839,240, 2843,241, 2846,241, 2854,243, 2860,245, 2856,245, 2852,246, 2862,248, 2861,247, 2865,247,2868,248, 2869,245, 2871,245, 2875,246, 2876,245, 2879,245, 2882,244, 2878,242, 2874,242, 2875,242, 2872,242, 2871,241, 2872,241, 2870,239, 2870,238, 2869,234, 2870,231, 2871,229, 2871,227, 2871,225, 2871,223, 2870,222, 2871,220, 2873,220, 2872,219, 2877,219, 2880,219, 2884,218, 2888,219, 2889,220, 2891,219, 2894,218, 2896,221,2896,222, 2897,223, 2897,223, 2896,224, 2899,226, 2901,227, 2903,226, 2904,229, 2906,231, 2910,229, 2909,226, 2910,223, 2914,220, 2913,220, 2915,220, 2918,221, 2917,220, 2918,220, 2913,217, 2911,215, 2911,213, 2908,211, 2913,210, 2917,210, 2927,212, 2923,212, 2926,213, 2922,212, 2919,212, 2919,215, 2921,218, 2923,221, 2927,223,2928,224, 2927,226, 2930,227, 2928,229, 2926,229, 2925,230, 2922,232, 2924,235, 2923,237, 2922,240, 2921,241, 2921,242, 2920,245, 2921,248, 2922,250, 2922,252, 2921,252, 2921,253, 2920,255, 2920,257, 2915,257, 2915,259, 2911,259, 2915,262, 2917,266, 2916,267, 2916,270, 2915,269, 2915,271, 2917,273, 2921,278, 2932,290, 2947,304,2953,310, 2960,313, 2959,314, 2960,315, 2963,317, 2968,322, 2972,327, 2976,330, 2979,326, 2979,324, 2980,320, 2979,316, 2976,313, 2975,311, 2973,309, 2972,308, 2974,309, 2979,306, 2981,306, 2983,307, 2978,303, 2978,302, 2975,300, 2974,298, 2974,295, 2975,293, 2978,292, 2981,293, 2984,293, 2984,290, 2980,287, 2974,283, 2970,277,2971,275, 2970,273, 2972,273, 2973,272, 2973,275, 2976,277, 2978,276, 2976,272, 2972,270, 2967,268, 2964,265, 2962,263, 2962,260, 2956,258, 2954,258, 2955,260, 2951,258, 2947,254, 2946,252, 2945,248, 2946,247, 2944,246, 2946,246, 2945,244, 2945,244, 2943,242, 2941,241, 2941,239, 2940,238, 2941,237, 2940,237, 2943,236, 2945,237,2945,236, 2947,236, 2950,238, 2952,238, 2952,237, 2949,235, 2952,235, 2953,232, 2955,232, 2957,234, 2959,237, 2962,238, 2962,233, 2964,233, 2963,232, 2966,232, 2969,231, 2977,231, 2992,237, 2991,235, 2988,232, 2989,231, 2991,231, 2991,229, 2993,227, 2994,228, 2994,227, 2992,226, 2995,226, 2993,225, 2993,225, 2995,225, 2994,223,2996,224, 2993,222, 2995,222, 2997,222, 2997,221, 2995,219, 2998,220, 2998,219, 3003,218, 3001,217, 3004,217, 3004,215, 3008,214, 3010,212, 3013,211, 3009,210, 3007,208, 3011,210, 3012,209, 3014,211, 3019,211, 3030,214, 3029,212, 3029,209, 3023,207, 3020,204, 3015,203, 3016,203, 3011,201, 3013,202, 3011,202, 3009,202, 3011,201,3011,201, 3009,199, 3006,198, 3004,197, 3003,197, 3004,197, 2998,194, 2999,195, 2993,194, 2989,191, 2986,190, 2984,191, 2982,191, 2979,191, 2980,190, 2974,188, 2979,189, 2982,189, 2984,189, 2979,187, 2977,187, 2975,187, 2981,187, 2986,189, 2997,190, 2996,191, 2998,190, 3000,189, 3001,187, 3002,186, 3002,185, 3001,184, 2999,183,2998,184, 2998,183, 3000,182, 2997,181, 2994,180, 2989,176, 2992,176, 2989,175, 2991,175, 2990,174, 2995,176, 2994,174, 2997,176, 2997,178, 3003,180, 3007,183, 3014,183, 3016,181, 3019,182, 3032,186, 3038,189, 3041,189, 3041,189, 3053,192, 3057,193, 3056,191, 3060,193, 3064,194, 3061,192, 3064,193, 3066,193, 3062,191, 3058,191,3058,189, 3056,189, 3059,188, 3059,187, 3053,185, 3056,185, 3054,183, 3051,183, 3046,181, 3051,182, 3054,182, 3054,183, 3058,182, 3061,183, 3058,181, 3053,179, 3062,181, 3061,179, 3061,177, 3057,176, 3058,176, 3056,175, 3054,175, 3049,173, 3044,172, 3038,169, 3029,168, 3026,168, 3031,169, 3026,168, 3026,169, 3024,169, 3024,168,3021,168, 3020,167, 3013,167, 3017,168, 3021,170, 3023,172, 3027,173, 3030,176, 3027,174, 3025,174, 3019,172, 3017,171, 3017,171, 3010,167, 3005,164, 3006,165, 3002,163, 2998,161, 2988,159, 2984,158, 2980,157, 2977,157, 2975,156, 2976,156, 2974,156, 2971,156, 2968,155, 2962,153, 2964,153, 2947,149, 2940,147, 2937,147, 2934,146,2937,147, 2931,145, 2925,145, 2912,142, 2900,142, 2894,142, 2888,141, 2891,142, 2889,142, 2886,141, 2882,140, 2866,139, 2872,142, 2872,144, 2876,145, 2884,149, 2884,150, 2885,151, 2884,150, 2885,152, 2877,151, 2872,149, 2866,148, 2860,146, 2856,143, 2852,143, 2848,145, 2843,145, 2829,143, 2821,143, 2814,143, 2807,144, 2800,143,2795,141, 2794,140, 2793,139, 2794,139, 2787,135, 2778,132, 2760,130, 2742,132, 2725,131, 2728,131, 2720,128, 2715,128, 2711,129, 2713,128, 2711,127, 2708,127, 2706,126, 2701,125, 2697,124, 2699,123, 2703,124, 2703,123, 2701,122, 2688,120, 2680,119, 2678,120, 2678,123, 2674,125, 2670,124, 2670,124, 2668,123, 2674,123, 2671,122,2670,120, 2674,122, 2674,121, 2675,122, 2676,123, 2676,120, 2673,119, 2670,120, 2663,120, 2659,120, 2661,120, 2663,118, 2667,119, 2673,119, 2676,119, 2664,117, 2652,116, 2639,116, 2628,114, 2631,116, 2635,117, 2630,118, 2626,118, 2625,119, 2627,121, 2630,120, 2633,121, 2631,121, 2632,123, 2630,123, 2640,127, 2636,127, 2633,127,2631,126, 2629,126, 2626,126, 2627,128, 2630,128, 2628,129, 2629,129, 2627,129, 2630,130, 2614,126, 2609,126, 2606,127, 2605,127, 2605,129, 2602,127, 2598,127, 2589,125, 2586,123, 2584,125, 2586,127, 2588,129, 2588,132, 2586,133, 2578,131, 2568,128, 2564,126, 2562,125, 2565,125, 2559,122, 2562,124, 2557,123, 2551,120, 2556,121,2561,121, 2560,121, 2561,120, 2555,118, 2549,117, 2553,117, 2552,116, 2554,116, 2550,115, 2552,115, 2546,114, 2549,113, 2546,113, 2546,112, 2540,111, 2536,109, 2529,109, 2530,110, 2527,110, 2525,110, 2526,109, 2521,110, 2520,109, 2518,108, 2512,107, 2507,107, 2508,108, 2505,107, 2507,110, 2510,111, 2510,113, 2509,114, 2505,114,2494,114, 2482,113, 2474,110, 2476,109, 2470,108, 2462,108, 2440,109, 2445,110, 2440,110, 2439,109, 2439,108, 2432,105, 2434,106, 2431,108, 2427,107, 2423,106, 2422,104, 2420,105, 2419,105, 2417,105, 2412,105, 2411,106, 2416,107, 2421,107, 2411,109, 2413,110, 2410,110, 2406,111, 2406,111, 2404,112, 2399,112, 2395,112, 2395,113,2389,115, 2391,115, 2393,113, 2394,111, 2396,110, 2398,108, 2403,107, 2404,106, 2407,104, 2410,102, 2407,102, 2411,101, 2410,100, 2415,99, 2418,99, 2418,97, 2420,97, 2423,94, 2422,92, 2419,91, 2415,91, 2411,89, 2416,90, 2421,91, 2419,88, 2416,88, 2414,86, 2411,85, 2413,87, 2411,87, 2407,85, 2403,84, 2400,82, 2394,81, 2390,81,2382,81, 2374,81, 2374,83, 2372,83, 2365,83, 2367,82, 2366,79, 2355,80, 2356,78, 2345,79, 2351,78, 2356,76, 2348,75, 2341,74, 2339,74" href="</text:p>
          </table:table-cell>
          <table:table-cell office:value-type="string">
            <text:p>ru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ru</text:p>
          </table:table-cell>
          <table:table-cell office:value-type="string">
            <text:p>" shape="poly" alt="" coords="1830,294, 1833,290, 1834,288, 1839,287, 1842,284, 1838,288, 1842,289, 1844,286, 1846,285, 1849,286, 1854,287, 1858,288, 1858,290, 1859,295, 1832,294, 1834,292, 1837,291, 1834,291, 1830,294, 1830,294" href="</text:p>
          </table:table-cell>
          <table:table-cell office:value-type="string">
            <text:p>ru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rw</text:p>
          </table:table-cell>
          <table:table-cell office:value-type="string">
            <text:p>" shape="poly" alt="" coords="1934,914, 1935,911, 1937,908, 1941,902, 1943,901, 1944,902, 1945,902, 1947,900, 1949,898, 1951,904, 1953,910, 1949,912, 1947,912, 1944,912, 1944,915, 1941,917, 1938,916, 1935,917, 1934,914, 1934,914" href="</text:p>
          </table:table-cell>
          <table:table-cell office:value-type="string">
            <text:p>rw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c</text:p>
          </table:table-cell>
          <table:table-cell office:value-type="string">
            <text:p>" shape="poly" alt="" coords="2216,956, 2206,952, 2198,957, 2199,947, 2191,941, 2201,938, 2204,929, 2210,938, 2220,938, 2213,946, 2216,956" href="</text:p>
          </table:table-cell>
          <table:table-cell office:value-type="string">
            <text:p>sc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d</text:p>
          </table:table-cell>
          <table:table-cell office:value-type="string">
            <text:p>" shape="poly" alt="" coords="1893,780, 1894,778, 1896,777, 1897,773, 1900,773, 1902,772, 1904,772, 1905,775, 1906,775, 1907,777, 1908,778, 1909,781, 1911,782, 1914,782, 1917,780, 1918,780, 1923,781, 1925,784, 1928,784, 1932,783, 1932,782, 1935,780, 1940,779, 1940,775, 1943,773, 1948,777, 1951,779, 1952,779, 1954,779,1956,778, 1961,772, 1963,769, 1967,764, 1966,760, 1966,757, 1965,756, 1963,754, 1967,754, 1970,754, 1970,751, 1972,751, 1975,751, 1973,757, 1974,761, 1975,765, 1974,768, 1977,769, 1982,775, 1982,777, 1981,778, 1981,781, 1984,781, 1984,779, 1984,779, 1986,774, 1987,768, 1989,768, 1990,769, 1991,767, 1992,764, 1991,763, 1993,759,1994,756, 1996,752, 1997,749, 1999,747, 2002,747, 2003,745, 2003,743, 2005,736, 2005,727, 2005,720, 2008,712, 2009,708, 2009,704, 2010,700, 2012,700, 2014,699, 2014,697, 2016,696, 2022,693, 2024,689, 2022,687, 2021,686, 2018,684, 2015,681, 2011,677, 2010,672, 2010,661, 2009,656, 2009,655, 2010,656, 2008,652, 2006,649, 2006,646,2004,643, 1998,638, 1993,633, 1991,635, 1989,636, 1987,637, 1986,639, 1983,643, 1979,646, 1976,648, 1971,646, 1963,645, 1954,645, 1955,643, 1953,643, 1951,645, 1948,645, 1930,645, 1893,645, 1894,667, 1884,667, 1885,714, 1880,714, 1876,715, 1875,717, 1875,721, 1871,726, 1870,729, 1872,731, 1868,734, 1869,739, 1867,742, 1865,746,1867,748, 1870,747, 1871,749, 1870,750, 1871,754, 1872,754, 1872,756, 1872,759, 1875,762, 1875,764, 1875,767, 1879,771, 1883,780, 1883,782, 1886,782, 1889,782, 1890,782, 1891,782, 1892,781, 1893,780, 1893,780" href="</text:p>
          </table:table-cell>
          <table:table-cell office:value-type="string">
            <text:p>sd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se</text:p>
          </table:table-cell>
          <table:table-cell office:value-type="string">
            <text:p>" shape="poly" alt="" coords="1761,246, 1762,247, 1763,248, 1765,245, 1765,243, 1765,241, 1766,239, 1768,237, 1770,235, 1770,230, 1769,228, 1770,226, 1772,226, 1773,224, 1772,222, 1770,221, 1768,217, 1767,211, 1767,208, 1768,206, 1766,204, 1767,201, 1769,199, 1771,198, 1778,196, 1780,196, 1782,194, 1780,192, 1778,191,1781,188, 1784,185, 1785,181, 1784,176, 1790,175, 1790,173, 1792,172, 1797,168, 1797,166, 1795,164, 1802,159, 1806,159, 1809,157, 1809,154, 1811,154, 1813,154, 1818,155, 1824,154, 1822,154, 1824,152, 1823,150, 1829,150, 1835,153, 1843,156, 1846,157, 1848,159, 1847,161, 1848,163, 1849,164, 1850,165, 1849,166, 1850,168, 1851,169,1851,173, 1852,176, 1854,179, 1851,180, 1847,179, 1848,180, 1844,179, 1843,180, 1841,180, 1842,182, 1839,181, 1840,182, 1838,182, 1838,183, 1835,184, 1836,185, 1836,187, 1834,188, 1833,189, 1834,190, 1835,191, 1837,193, 1832,197, 1830,199, 1829,200, 1828,199, 1825,201, 1824,202, 1822,202, 1821,202, 1820,204, 1813,207, 1815,207,1813,208, 1811,209, 1812,208, 1811,208, 1809,206, 1811,210, 1810,212, 1807,211, 1809,214, 1807,217, 1808,220, 1805,219, 1806,220, 1806,221, 1805,221, 1806,221, 1806,221, 1805,222, 1806,226, 1808,229, 1807,229, 1809,230, 1811,231, 1813,230, 1814,233, 1817,234, 1817,235, 1819,235, 1820,237, 1820,237, 1821,239, 1818,241, 1816,242,1816,243, 1814,242, 1816,243, 1817,242, 1818,244, 1817,244, 1817,244, 1816,244, 1817,245, 1815,246, 1813,248, 1812,247, 1811,246, 1811,248, 1810,247, 1809,248, 1810,249, 1806,249, 1807,250, 1804,250, 1801,251, 1805,252, 1801,252, 1804,254, 1803,257, 1804,258, 1802,258, 1804,259, 1803,260, 1803,261, 1804,263, 1803,266, 1802,270,1800,274, 1797,276, 1791,276, 1789,276, 1789,277, 1787,277, 1785,279, 1786,282, 1785,284, 1782,283, 1774,283, 1775,282, 1775,280, 1773,277, 1771,274, 1773,275, 1772,273, 1774,271, 1772,269, 1768,265, 1766,263, 1766,261, 1765,260, 1766,259, 1765,257, 1766,253, 1763,254, 1764,252, 1763,253, 1762,254, 1761,253, 1760,249, 1761,246,1761,246" href="</text:p>
          </table:table-cell>
          <table:table-cell office:value-type="string">
            <text:p>se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i</text:p>
          </table:table-cell>
          <table:table-cell office:value-type="string">
            <text:p>" shape="poly" alt="" coords="1781,383, 1783,381, 1780,380, 1782,378, 1784,377, 1787,378, 1790,379, 1796,376, 1799,376, 1803,376, 1803,374, 1805,374, 1808,378, 1805,377, 1805,379, 1803,379, 1800,381, 1800,384, 1799,385, 1796,386, 1798,387, 1797,388, 1796,389, 1790,386, 1786,388, 1785,389, 1782,388, 1784,387, 1784,386,1783,385, 1782,384, 1781,383" href="</text:p>
          </table:table-cell>
          <table:table-cell office:value-type="string">
            <text:p>si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k</text:p>
          </table:table-cell>
          <table:table-cell office:value-type="string">
            <text:p>" shape="poly" alt="" coords="1810,355, 1812,353, 1815,353, 1817,352, 1819,350, 1823,346, 1827,347, 1829,345, 1831,345, 1834,348, 1838,347, 1840,346, 1844,347, 1847,346, 1853,348, 1857,350, 1857,352, 1854,356, 1854,357, 1850,357, 1848,356, 1846,356, 1843,355, 1840,356, 1840,358, 1837,360, 1834,360, 1832,359, 1831,361,1827,362, 1827,363, 1820,364, 1817,364, 1814,363, 1810,359, 1810,357, 1810,355, 1810,355" href="</text:p>
          </table:table-cell>
          <table:table-cell office:value-type="string">
            <text:p>sk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l</text:p>
          </table:table-cell>
          <table:table-cell office:value-type="string">
            <text:p>" shape="poly" alt="" coords="1526,787, 1529,787, 1530,784, 1532,782, 1534,779, 1536,778, 1539,777, 1543,777, 1547,777, 1550,782, 1551,784, 1551,786, 1552,788, 1553,791, 1552,793, 1551,796, 1554,794, 1555,794, 1555,796, 1553,797, 1552,799, 1550,803, 1547,806, 1545,809, 1543,810, 1539,808, 1534,805, 1535,805, 1534,804,1537,803, 1534,803, 1534,801, 1532,802, 1530,801, 1529,799, 1529,796, 1527,795, 1526,793, 1528,795, 1528,793, 1530,792, 1530,791, 1527,791, 1527,792, 1528,789, 1526,787, 1526,787" href="</text:p>
          </table:table-cell>
          <table:table-cell office:value-type="string">
            <text:p>sl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m</text:p>
          </table:table-cell>
          <table:table-cell office:value-type="string">
            <text:p>" shape="poly" alt="" coords="1772,407, 1772,406, 1773,407, 1772,408, 1772,407" href="</text:p>
          </table:table-cell>
          <table:table-cell office:value-type="string">
            <text:p>sm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m_inner_mask</text:p>
          </table:table-cell>
          <table:table-cell office:value-type="string">
            <text:p>" shape="poly" alt="" coords="1773,399, 1778,401, 1781,406, 1778,412, 1773,414, 1768,412, 1765,406, 1768,401, 1773,399" href="</text:p>
          </table:table-cell>
          <table:table-cell office:value-type="string">
            <text:p>sm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m_outer</text:p>
          </table:table-cell>
          <table:table-cell office:value-type="string">
            <text:p>" shape="poly" alt="" coords="1773,397, 1780,399, 1782,406, 1780,413, 1773,416, 1766,413, 1764,406, 1766,399, 1773,397" href="</text:p>
          </table:table-cell>
          <table:table-cell office:value-type="string">
            <text:p>sm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n</text:p>
          </table:table-cell>
          <table:table-cell office:value-type="string">
            <text:p>" shape="poly" alt="" coords="1489,725, 1487,725, 1489,724, 1491,722, 1495,715, 1497,712, 1499,707, 1501,705, 1506,706, 1510,704, 1515,704, 1520,706, 1522,708, 1525,709, 1527,711, 1528,714, 1531,717, 1532,720, 1535,722, 1538,726, 1538,728, 1539,731, 1540,733, 1540,736, 1539,737, 1540,738, 1541,740, 1543,740, 1545,743,1545,746, 1545,750, 1540,750, 1536,751, 1533,750, 1530,750, 1529,749, 1529,748, 1527,747, 1511,747, 1506,749, 1501,750, 1496,751, 1494,751, 1493,750, 1497,749, 1500,748, 1503,749, 1504,749, 1505,747, 1507,746, 1505,747, 1505,748, 1502,748, 1501,747, 1497,748, 1495,746, 1493,749, 1494,747, 1493,746, 1494,744, 1497,742, 1503,742,1503,742, 1503,740, 1508,740, 1509,738, 1511,738, 1515,741, 1520,741, 1522,740, 1521,738, 1519,738, 1517,739, 1516,737, 1514,737, 1512,736, 1509,735, 1507,736, 1506,737, 1496,737, 1495,736, 1496,735, 1497,733, 1494,735, 1495,733, 1498,731, 1495,732, 1494,734, 1492,729, 1489,725, 1489,725" href="</text:p>
          </table:table-cell>
          <table:table-cell office:value-type="string">
            <text:p>sn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so</text:p>
          </table:table-cell>
          <table:table-cell office:value-type="string">
            <text:p>" shape="poly" alt="" coords="2051,861, 2051,855, 2055,851, 2058,846, 2061,841, 2066,840, 2070,838, 2079,832, 2085,833, 2090,831, 2118,799, 2108,798, 2097,794, 2086,790, 2077,785, 2074,784, 2072,780, 2069,776, 2067,773, 2066,769, 2071,761, 2075,764, 2078,769, 2082,772, 2088,772, 2093,769, 2096,768, 2099,768, 2103,768,2106,767, 2109,765, 2112,764, 2118,764, 2122,763, 2126,763, 2132,761, 2139,759, 2142,755, 2146,756, 2148,758, 2147,765, 2148,769, 2146,772, 2148,771, 2150,772, 2148,773, 2145,774, 2145,783, 2141,789, 2138,797, 2136,799, 2135,803, 2131,810, 2128,821, 2122,831, 2116,840, 2108,850, 2091,866, 2083,872, 2074,881, 2067,889, 2064,894,2062,896, 2060,896, 2057,905, 2053,898, 2051,890, 2051,861, 2051,861" href="</text:p>
          </table:table-cell>
          <table:table-cell office:value-type="string">
            <text:p>so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s</text:p>
          </table:table-cell>
          <table:table-cell office:value-type="string">
            <text:p>" shape="poly" alt="" coords="1888,793, 1888,794, 1890,796, 1892,796, 1895,797, 1897,800, 1899,802, 1898,804, 1905,809, 1907,812, 1909,814, 1909,816, 1911,818, 1914,822, 1918,825, 1919,829, 1920,832, 1922,835, 1925,837, 1927,838, 1932,838, 1934,837, 1937,838, 1939,836, 1942,836, 1943,839, 1945,841, 1949,843, 1950,847,1953,848, 1955,846, 1957,845, 1960,846, 1963,845, 1966,848, 1968,846, 1973,844, 1978,845, 1981,843, 1984,839, 1988,836, 2002,836, 2000,833, 2001,829, 1999,827, 1996,828, 1995,826, 1994,823, 1992,818, 1989,813, 1986,810, 1983,805, 1979,802, 1974,801, 1974,799, 1975,797, 1975,795, 1977,794, 1981,794, 1984,791, 1984,786, 1984,781,1981,781, 1981,778, 1982,777, 1982,775, 1977,769, 1974,768, 1975,765, 1974,761, 1973,757, 1975,751, 1972,751, 1970,751, 1970,754, 1967,754, 1963,754, 1965,756, 1966,757, 1966,760, 1967,764, 1963,769, 1961,772, 1956,778, 1954,779, 1952,779, 1951,779, 1948,777, 1943,773, 1940,775, 1940,779, 1935,780, 1932,782, 1932,783, 1928,784,1925,784, 1923,781, 1918,780, 1917,780, 1914,782, 1911,782, 1909,781, 1908,778, 1907,777, 1906,775, 1905,775, 1904,772, 1902,772, 1900,773, 1897,773, 1896,777, 1894,778, 1893,780, 1892,781, 1891,782, 1890,782, 1889,782, 1883,782, 1882,785, 1881,788, 1882,788, 1881,790, 1885,791, 1888,792, 1888,793" href="</text:p>
          </table:table-cell>
          <table:table-cell office:value-type="string">
            <text:p>ss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st</text:p>
          </table:table-cell>
          <table:table-cell office:value-type="string">
            <text:p>" shape="poly" alt="" coords="1707,907, 1697,903, 1689,908, 1690,898, 1682,892, 1692,889, 1695,880, 1701,889, 1711,889, 1704,897, 1707,907" href="</text:p>
          </table:table-cell>
          <table:table-cell office:value-type="string">
            <text:p>st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sz</text:p>
          </table:table-cell>
          <table:table-cell office:value-type="string">
            <text:p>" shape="poly" alt="" coords="1946,1179, 1946,1179, 1948,1182, 1950,1184, 1953,1186, 1956,1185, 1957,1183, 1958,1181, 1960,1181, 1960,1181, 1959,1176, 1959,1175, 1958,1173, 1955,1170, 1952,1170, 1949,1173, 1948,1175, 1947,1177, 1946,1179, 1946,1179" href="</text:p>
          </table:table-cell>
          <table:table-cell office:value-type="string">
            <text:p>sz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td</text:p>
          </table:table-cell>
          <table:table-cell office:value-type="string">
            <text:p>" shape="poly" alt="" coords="1784,728, 1786,727, 1787,725, 1788,721, 1797,709, 1801,704, 1804,698, 1804,680, 1805,673, 1807,666, 1806,660, 1804,659, 1804,656, 1801,651, 1800,645, 1798,636, 1798,635, 1809,630, 1884,672, 1885,714, 1880,714, 1875,716, 1875,720, 1874,723, 1871,726, 1870,728, 1872,731, 1868,735, 1869,739,1868,742, 1865,744, 1866,747, 1869,747, 1871,749, 1871,751, 1871,754, 1872,754, 1872,758, 1873,760, 1875,761, 1876,763, 1875,767, 1871,766, 1869,767, 1867,768, 1865,769, 1864,771, 1864,773, 1859,778, 1856,783, 1849,787, 1844,788, 1840,788, 1838,788, 1837,790, 1839,792, 1836,796, 1834,798, 1827,799, 1821,801, 1817,804, 1814,800,1813,802, 1810,803, 1804,804, 1804,802, 1803,800, 1800,793, 1796,788, 1792,784, 1790,782, 1790,779, 1793,777, 1800,777, 1803,778, 1806,777, 1801,771, 1799,763, 1800,760, 1800,757, 1800,754, 1798,753, 1797,748, 1795,747, 1794,745, 1792,743, 1790,743, 1788,739, 1786,737, 1784,728, 1784,728" href="</text:p>
          </table:table-cell>
          <table:table-cell office:value-type="string">
            <text:p>td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tg</text:p>
          </table:table-cell>
          <table:table-cell office:value-type="string">
            <text:p>" shape="poly" alt="" coords="1653,764, 1659,766, 1663,765, 1662,769, 1663,773, 1665,775, 1667,777, 1668,784, 1670,791, 1670,806, 1670,808, 1669,810, 1670,814, 1672,818, 1666,819, 1663,817, 1660,813, 1660,810, 1661,807, 1659,804, 1660,800, 1660,797, 1661,795, 1658,790, 1659,789, 1659,786, 1659,783, 1658,783, 1657,783,1658,781, 1658,776, 1658,774, 1657,772, 1654,768, 1655,765, 1653,764, 1653,764" href="</text:p>
          </table:table-cell>
          <table:table-cell office:value-type="string">
            <text:p>tg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tn</text:p>
          </table:table-cell>
          <table:table-cell office:value-type="string">
            <text:p>" shape="poly" alt="" coords="1728,513, 1730,511, 1733,508, 1735,504, 1736,497, 1735,492, 1736,489, 1734,486, 1738,483, 1739,481, 1741,480, 1746,478, 1749,477, 1749,479, 1750,478, 1753,479, 1753,481, 1753,483, 1755,483, 1758,481, 1760,480, 1760,483, 1757,486, 1755,489, 1758,494, 1760,496, 1761,498, 1760,503, 1756,507,1752,510, 1752,515, 1754,517, 1757,517, 1758,519, 1759,519, 1760,518, 1761,520, 1762,521, 1761,522, 1765,522, 1765,525, 1765,528, 1765,530, 1764,532, 1760,534, 1757,536, 1756,538, 1753,540, 1752,543, 1753,550, 1747,555, 1744,541, 1742,536, 1738,532, 1735,527, 1732,523, 1730,522, 1729,519, 1728,513, 1728,513" href="</text:p>
          </table:table-cell>
          <table:table-cell office:value-type="string">
            <text:p>tn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tr</text:p>
          </table:table-cell>
          <table:table-cell office:value-type="string">
            <text:p>" shape="poly" alt="" coords="1895,454, 1895,450, 1896,448, 1900,444, 1903,443, 1905,444, 1909,444, 1908,443, 1911,443, 1911,443, 1915,444, 1918,444, 1922,443, 1919,442, 1923,440, 1927,440, 1924,439, 1921,438, 1920,436, 1923,435, 1930,435, 1938,436, 1941,434, 1945,432, 1954,427, 1965,427, 1970,427, 1971,425, 1973,426,1973,428, 1975,429, 1978,430, 1980,429, 1980,430, 1981,429, 1982,431, 1984,433, 1986,434, 1990,434, 1995,437, 1997,436, 1998,437, 2003,438, 2010,436, 2014,437, 2021,437, 2030,432, 2033,432, 2034,432, 2036,432, 2039,432, 2041,431, 2041,431, 2043,432, 2045,433, 2045,434, 2048,435, 2049,438, 2051,442, 2051,444, 2051,447, 2057,447,2060,449, 2062,452, 2061,451, 2059,452, 2059,454, 2056,455, 2058,458, 2059,461, 2060,464, 2061,466, 2060,469, 2061,471, 2062,472, 2064,476, 2065,477, 2066,479, 2063,480, 2062,481, 2061,479, 2060,477, 2058,478, 2055,478, 2049,477, 2047,478, 2045,479, 2043,478, 2042,478, 2039,479, 2032,479, 2025,481, 2018,484, 2011,483, 2005,482,2000,484, 1996,484, 1994,483, 1992,484, 1993,489, 1991,489, 1991,491, 1989,494, 1987,492, 1986,489, 1987,486, 1988,483, 1986,482, 1983,484, 1983,485, 1981,485, 1976,483, 1972,485, 1969,489, 1968,488, 1966,490, 1961,491, 1956,491, 1950,486, 1942,482, 1939,482, 1937,484, 1937,489, 1935,488, 1931,490, 1926,488, 1924,486, 1923,484,1922,485, 1918,482, 1915,485, 1914,484, 1915,483, 1912,484, 1909,484, 1913,483, 1914,482, 1916,481, 1912,480, 1907,481, 1908,480, 1910,479, 1910,478, 1909,477, 1908,476, 1906,476, 1905,474, 1906,472, 1906,470, 1903,469, 1902,468, 1901,468, 1899,468, 1898,466, 1899,465, 1898,463, 1900,463, 1901,466, 1903,466, 1905,465, 1901,462,1904,460, 1903,460, 1902,459, 1900,456, 1902,453, 1899,453, 1895,454, 1895,454" href="</text:p>
          </table:table-cell>
          <table:table-cell office:value-type="string">
            <text:p>tr</text:p>
          </table:table-cell>
          <table:table-cell office:value-type="string">
            <text:p>"&gt;</text:p>
          </table:table-cell>
        </table:table-row>
        <table:table-row table:style-name="ro2">
          <table:table-cell office:value-type="string">
            <text:p>&lt;area country="</text:p>
          </table:table-cell>
          <table:table-cell office:value-type="string">
            <text:p>tr</text:p>
          </table:table-cell>
          <table:table-cell office:value-type="string">
            <text:p>" shape="poly" alt="" coords="1894,440, 1896,437, 1896,435, 1898,433, 1898,431, 1897,430, 1896,428, 1897,427, 1899,426, 1901,426, 1905,426, 1908,426, 1910,427, 1910,429, 1919,434, 1920,436, 1919,437, 1913,436, 1910,437, 1907,437, 1905,440, 1900,443, 1896,447, 1898,443, 1900,442, 1900,441, 1897,441, 1894,440, 1894,440"href="</text:p>
          </table:table-cell>
          <table:table-cell office:value-type="string">
            <text:p>tr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tz</text:p>
          </table:table-cell>
          <table:table-cell office:value-type="string">
            <text:p>" shape="poly" alt="" coords="1942,946, 1942,942, 1941,939, 1941,935, 1945,933, 1949,929, 1948,926, 1950,925, 1950,924, 1952,922, 1953,919, 1950,919, 1950,916, 1949,915, 1950,914, 1953,912, 1953,907, 1951,903, 1949,900, 1950,898, 1956,897, 1962,898, 1962,902, 1962,903, 1961,906, 1961,908, 1961,911, 1962,913, 1962,917,1964,917, 1965,914, 1967,911, 1968,913, 1971,913, 1972,914, 1972,917, 1971,918, 1972,919, 1972,918, 1974,918, 1972,916, 1973,913, 1978,914, 1980,911, 1982,910, 1979,910, 1976,910, 1976,909, 1976,909, 1979,908, 1977,907, 1977,908, 1977,907, 1979,906, 1980,905, 1981,904, 1980,903, 1980,903, 1983,903, 1982,901, 1983,901, 1983,899,1984,898, 2013,916, 2017,918, 2019,922, 2018,924, 2020,926, 2027,932, 2031,935, 2034,939, 2031,947, 2030,950, 2029,952, 2030,955, 2032,958, 2034,962, 2036,963, 2035,965, 2034,969, 2034,972, 2035,973, 2035,975, 2034,980, 2035,982, 2035,984, 2035,985, 2036,987, 2037,987, 2037,989, 2038,992, 2038,994, 2038,996, 2040,998, 2043,998,2044,1002, 2033,1009, 2030,1009, 2025,1012, 2023,1011, 2021,1010, 2016,1015, 2013,1015, 2012,1014, 2009,1014, 2007,1015, 2002,1013, 1998,1013, 1995,1014, 1991,1013, 1991,1012, 1989,1009, 1988,1004, 1988,997, 1984,991, 1982,991, 1982,993, 1979,992, 1976,991, 1973,990, 1969,988, 1968,987, 1966,986, 1963,986, 1962,984, 1960,984,1959,982, 1955,981, 1953,976, 1950,969, 1949,963, 1945,957, 1944,957, 1942,955, 1943,951, 1943,949, 1942,946, 1942,946" href="</text:p>
          </table:table-cell>
          <table:table-cell office:value-type="string">
            <text:p>tz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ua</text:p>
          </table:table-cell>
          <table:table-cell office:value-type="string">
            <text:p>" shape="poly" alt="" coords="1854,357, 1856,352, 1857,350, 1860,351, 1859,350, 1858,347, 1859,343, 1861,341, 1866,336, 1868,334, 1868,332, 1869,331, 1866,328, 1864,324, 1865,323, 1868,323, 1870,321, 1874,320, 1882,320, 1888,321, 1891,321, 1893,322, 1896,323, 1899,324, 1901,323, 1904,324, 1906,324, 1907,325, 1908,323,1910,323, 1912,325, 1914,325, 1916,325, 1919,324, 1921,326, 1922,326, 1922,324, 1922,321, 1924,319, 1927,318, 1929,318, 1932,318, 1934,318, 1936,315, 1940,316, 1943,315, 1947,315, 1950,318, 1952,320, 1954,322, 1951,323, 1952,324, 1953,327, 1955,328, 1958,327, 1960,328, 1963,329, 1963,330, 1965,335, 1967,336, 1969,335, 1974,338,1980,335, 1983,338, 1987,341, 1988,340, 1990,340, 1994,342, 1996,341, 1998,343, 2000,343, 2002,345, 2005,344, 2005,347, 2004,350, 2003,351, 2004,352, 2005,353, 2003,353, 2003,355, 2005,356, 2005,358, 2006,358, 2005,362, 2003,363, 2000,363, 1997,363, 1995,365, 1992,368, 1993,369, 1992,371, 1988,371, 1985,373, 1981,376, 1978,375,1973,376, 1970,379, 1967,382, 1968,380, 1968,378, 1967,380, 1965,381, 1966,382, 1966,384, 1964,383, 1964,382, 1964,381, 1962,383, 1962,382, 1963,382, 1963,381, 1962,381, 1961,382, 1960,381, 1959,380, 1959,381, 1955,381, 1958,383, 1959,383, 1961,383, 1963,383, 1963,385, 1964,384, 1966,386, 1967,387, 1968,389, 1971,391, 1969,388,1968,387, 1970,389, 1972,390, 1974,390, 1974,389, 1977,389, 1982,390, 1980,392, 1978,394, 1975,393, 1972,392, 1972,394, 1968,396, 1964,397, 1959,400, 1954,398, 1956,395, 1954,392, 1950,390, 1947,390, 1947,388, 1950,386, 1953,385, 1956,384, 1955,382, 1952,382, 1947,382, 1943,381, 1938,380, 1940,378, 1938,378, 1936,377, 1946,376,1940,376, 1939,372, 1939,375, 1938,376, 1936,376, 1936,374, 1935,376, 1932,376, 1929,379, 1927,382, 1926,380, 1924,379, 1927,382, 1925,385, 1922,387, 1925,384, 1922,386, 1921,386, 1920,387, 1921,387, 1921,388, 1922,390, 1921,391, 1919,389, 1916,390, 1913,391, 1911,390, 1909,389, 1909,388, 1911,387, 1912,385, 1914,380, 1914,378,1916,377, 1917,379, 1920,378, 1924,378, 1922,377, 1922,374, 1918,372, 1918,370, 1917,369, 1916,368, 1916,366, 1914,363, 1913,362, 1911,361, 1910,360, 1908,361, 1907,360, 1907,360, 1904,358, 1901,356, 1899,357, 1895,357, 1894,358, 1891,359, 1889,360, 1886,362, 1880,363, 1877,364, 1875,362, 1871,362, 1868,362, 1865,361, 1863,361,1861,362, 1860,360, 1858,360, 1856,359, 1854,357, 1854,357" href="</text:p>
          </table:table-cell>
          <table:table-cell office:value-type="string">
            <text:p>ua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ug</text:p>
          </table:table-cell>
          <table:table-cell office:value-type="string">
            <text:p>" shape="poly" alt="" coords="1941,899, 1941,893, 1942,886, 1944,881, 1944,878, 1947,876, 1954,868, 1957,863, 1956,862, 1954,860, 1952,860, 1952,857, 1953,850, 1953,848, 1955,846, 1957,845, 1960,846, 1961,845, 1963,845, 1966,848, 1966,846, 1969,845, 1974,844, 1976,845, 1979,845, 1983,840, 1984,844, 1985,844, 1986,845,1988,848, 1988,852, 1991,856, 1992,859, 1994,862, 1993,869, 1991,872, 1989,874, 1987,878, 1985,880, 1983,884, 1982,884, 1981,883, 1979,884, 1979,883, 1977,881, 1976,882, 1976,883, 1975,883, 1974,884, 1973,885, 1971,885, 1971,883, 1969,886, 1968,886, 1966,887, 1964,888, 1963,891, 1962,894, 1962,898, 1958,898, 1959,898, 1955,897,1947,900, 1945,902, 1944,902, 1943,901, 1940,902, 1941,899, 1941,899" href="</text:p>
          </table:table-cell>
          <table:table-cell office:value-type="string">
            <text:p>ug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va</text:p>
          </table:table-cell>
          <table:table-cell office:value-type="string">
            <text:p>" shape="poly" alt="" coords="1773,421, 1779,423, 1781,428, 1779,434, 1773,436, 1768,434, 1766,428, 1768,423, 1773,421" href="</text:p>
          </table:table-cell>
          <table:table-cell office:value-type="string">
            <text:p>va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va_inner_mask</text:p>
          </table:table-cell>
          <table:table-cell office:value-type="string">
            <text:p>" shape="poly" alt="" coords="1782,429, 1779,433, 1772,435, 1766,433, 1763,429, 1766,425, 1772,423, 1779,425, 1782,429" href="</text:p>
          </table:table-cell>
          <table:table-cell office:value-type="string">
            <text:p>va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va_outer</text:p>
          </table:table-cell>
          <table:table-cell office:value-type="string">
            <text:p>" shape="poly" alt="" coords="1783,429, 1780,434, 1772,436, 1765,434, 1761,429, 1765,424, 1772,422, 1780,424, 1783,429" href="</text:p>
          </table:table-cell>
          <table:table-cell office:value-type="string">
            <text:p>va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za</text:p>
          </table:table-cell>
          <table:table-cell office:value-type="string">
            <text:p>" shape="poly" alt="" coords="1812,1200, 1814,1198, 1816,1194, 1818,1195, 1819,1196, 1820,1198, 1820,1200, 1827,1203, 1833,1203, 1838,1203, 1837,1202, 1839,1201, 1841,1199, 1844,1197, 1845,1158, 1849,1162, 1852,1168, 1852,1174, 1851,1182, 1856,1181, 1861,1181, 1862,1179, 1864,1179, 1867,1174, 1871,1170, 1873,1165, 1878,1164,1880,1166, 1882,1168, 1887,1169, 1892,1169, 1897,1168, 1900,1163, 1901,1160, 1901,1158, 1902,1158, 1906,1156, 1910,1152, 1912,1146, 1916,1143, 1921,1139, 1924,1135, 1929,1133, 1931,1131, 1934,1130, 1940,1130, 1945,1131, 1950,1131, 1953,1135, 1955,1142, 1957,1149, 1958,1163, 1958,1169, 1957,1170, 1957,1172, 1955,1170, 1952,1170,1949,1173, 1947,1177, 1946,1179, 1950,1183, 1953,1186, 1956,1185, 1957,1184, 1958,1181, 1960,1181, 1965,1181, 1962,1195, 1960,1200, 1956,1202, 1954,1204, 1952,1206, 1947,1214, 1944,1218, 1940,1224, 1931,1233, 1924,1242, 1912,1251, 1902,1257, 1896,1256, 1894,1258, 1895,1260, 1892,1259, 1888,1259, 1886,1261, 1882,1261, 1874,1260,1873,1260, 1871,1260, 1868,1259, 1868,1260, 1863,1260, 1860,1263, 1855,1264, 1851,1264, 1847,1264, 1843,1267, 1841,1268, 1839,1267, 1836,1266, 1835,1264, 1832,1263, 1829,1260, 1829,1263, 1827,1261, 1828,1258, 1827,1254, 1825,1251, 1826,1251, 1824,1249, 1823,1247, 1824,1245, 1827,1245, 1828,1241, 1825,1231, 1817,1215, 1815,1208,1812,1200, 1812,1200" href="</text:p>
          </table:table-cell>
          <table:table-cell office:value-type="string">
            <text:p>za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zm</text:p>
          </table:table-cell>
          <table:table-cell office:value-type="string">
            <text:p>" shape="poly" alt="" coords="1866,1064, 1866,1033, 1866,1031, 1867,1029, 1872,1029, 1886,1029, 1886,1024, 1885,1018, 1886,1012, 1886,1006, 1888,1008, 1890,1009, 1889,1011, 1893,1011, 1899,1010, 1900,1015, 1903,1016, 1908,1017, 1912,1018, 1915,1015, 1916,1014, 1919,1017, 1920,1020, 1922,1021, 1924,1021, 1927,1023, 1929,1025,1930,1027, 1933,1033, 1937,1033, 1940,1032, 1940,1034, 1941,1033, 1941,1031, 1942,1020, 1939,1020, 1938,1022, 1935,1022, 1933,1020, 1929,1016, 1928,1010, 1931,1003, 1930,998, 1931,993, 1928,988, 1932,984, 1933,980, 1950,977, 1948,979, 1949,980, 1949,980, 1950,980, 1952,981, 1955,982, 1955,981, 1960,984, 1961,984, 1963,985,1966,986, 1968,988, 1970,988, 1972,989, 1973,991, 1974,992, 1976,994, 1976,996, 1978,998, 1979,1002, 1976,1005, 1976,1008, 1975,1013, 1975,1018, 1977,1022, 1974,1024, 1972,1027, 1972,1031, 1969,1037, 1971,1039, 1973,1040, 1945,1051, 1946,1054, 1946,1058, 1942,1058, 1937,1059, 1934,1061, 1931,1064, 1931,1067, 1927,1069, 1920,1074,1918,1078, 1914,1083, 1910,1084, 1907,1083, 1903,1084, 1901,1082, 1899,1082, 1896,1081, 1893,1079, 1891,1079, 1888,1078, 1883,1079, 1879,1080, 1875,1076, 1872,1072, 1868,1068, 1866,1064, 1866,1064" href="</text:p>
          </table:table-cell>
          <table:table-cell office:value-type="string">
            <text:p>zm</text:p>
          </table:table-cell>
          <table:table-cell office:value-type="string">
            <text:p>"&gt;</text:p>
          </table:table-cell>
        </table:table-row>
        <table:table-row table:style-name="ro3">
          <table:table-cell office:value-type="string">
            <text:p>&lt;area country="</text:p>
          </table:table-cell>
          <table:table-cell office:value-type="string">
            <text:p>zw</text:p>
          </table:table-cell>
          <table:table-cell office:value-type="string">
            <text:p>" shape="poly" alt="" coords="1897,1082, 1900,1082, 1903,1084, 1906,1083, 1910,1084, 1913,1084, 1915,1081, 1920,1074, 1923,1071, 1927,1069, 1930,1067, 1931,1064, 1933,1061, 1936,1059, 1941,1058, 1947,1058, 1947,1061, 1950,1062, 1957,1064, 1962,1067, 1966,1067, 1968,1069, 1971,1070, 1970,1074, 1971,1080, 1970,1085, 1970,1089,1970,1092, 1968,1094, 1969,1096, 1969,1097, 1968,1099, 1969,1102, 1970,1102, 1969,1107, 1966,1112, 1965,1114, 1965,1116, 1964,1118, 1964,1121, 1962,1122, 1958,1127, 1955,1130, 1953,1133, 1949,1131, 1945,1132, 1940,1130, 1936,1129, 1934,1130, 1932,1128, 1931,1127, 1932,1126, 1926,1124, 1921,1122, 1920,1119, 1919,1115, 1919,1111,1915,1111, 1915,1108, 1912,1106, 1908,1103, 1905,1100, 1900,1090, 1898,1086, 1897,1082, 1897,1082" href="</text:p>
          </table:table-cell>
          <table:table-cell office:value-type="string">
            <text:p>zw</text:p>
          </table:table-cell>
          <table:table-cell office:value-type="string">
            <text:p>"&gt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E14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3/29/2013</text:date>, <text:time>21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Dahlberg</meta:initial-creator>
    <meta:creation-date>2013-03-26T22:08:08</meta:creation-date>
    <dc:date>2013-03-29T21:13:24</dc:date>
    <dc:creator>Ian Dahlberg</dc:creator>
    <meta:editing-duration>PT14H39M53S</meta:editing-duration>
    <meta:editing-cycles>5</meta:editing-cycles>
    <meta:generator>OpenOffice.org/3.4$Unix OpenOffice.org_project/340m1$Build-9590</meta:generator>
    <meta:document-statistic meta:table-count="3" meta:cell-count="730" meta:object-count="0"/>
  </office:meta>
</office:document-meta>
</file>